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1.2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429in" svg:height="6.8283in" svg:x="8.8126in" svg:y="1.1059in">
            <draw:object draw:notify-on-update-of-ranges="Sheet1.F8:Sheet1.F49 Sheet1.G7:Sheet1.G7 Sheet1.G8:Sheet1.G49 Sheet1.F8:Sheet1.F49 Sheet1.H7:Sheet1.H7 Sheet1.H8:Sheet1.H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formula="of:=[.B4]*230*230" office:value-type="float" office:value="1.34702521714468" calcext:value-type="float">
            <text:p>1.3470252171</text:p>
          </table:table-cell>
          <table:table-cell table:style-name="Default" table:formula="of:=[.C4]*230*230" office:value-type="float" office:value="0.432042761987012" calcext:value-type="float">
            <text:p>0.432042762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D0</text:p>
          </table:table-cell>
          <table:table-cell table:style-name="Default" table:formula="of:=[.C6]" office:value-type="float" office:value="275.46291696328" calcext:value-type="float">
            <text:p>275.4629169633</text:p>
          </table:table-cell>
          <table:table-cell table:style-name="Default" office:value-type="float" office:value="276.717547088344" calcext:value-type="float">
            <text:p>276.71754708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table:formula="of:=[.C5]" office:value-type="float" office:value="0.0000254636146908257" calcext:value-type="float">
            <text:p>2.54636146908257E-005</text:p>
          </table:table-cell>
          <table:table-cell table:style-name="Default" office:value-type="float" office:value="0.00000816715996194729" calcext:value-type="float">
            <text:p>8.16715996194729E-006</text:p>
          </table:table-cell>
          <table:table-cell/>
          <table:table-cell office:value-type="string" calcext:value-type="string">
            <text:p>SIG</text:p>
          </table:table-cell>
          <table:table-cell/>
          <table:table-cell table:formula="of:=SUM([.I8:.I40])" office:value-type="float" office:value="0.00030254450308562" calcext:value-type="float">
            <text:p>0.0003025445</text:p>
          </table:table-cell>
          <table:table-cell table:number-columns-repeated="12"/>
          <table:table-cell office:value-type="float" office:value="0.727755" calcext:value-type="float">
            <text:p>0.727755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0.0000254636146908257" calcext:value-type="float">
            <text:p>2.54636146908257E-005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style-name="Default" office:value-type="float" office:value="275.46291696328" calcext:value-type="float">
            <text:p>275.46291696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17_NAC</text:p>
          </table:table-cell>
          <table:table-cell table:style-name="Default" office:value-type="string" calcext:value-type="string">
            <text:p>DP_NAC</text:p>
          </table:table-cell>
          <table:table-cell office:value-type="string" calcext:value-type="string">
            <text:p>17_TTH</text:p>
          </table:table-cell>
          <table:table-cell office:value-type="string" calcext:value-type="string">
            <text:p>DP_TTH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17_DEL</text:p>
          </table:table-cell>
          <table:table-cell office:value-type="string" calcext:value-type="string">
            <text:p>DP_DEL</text:p>
          </table:table-cell>
          <table:table-cell office:value-type="string" calcext:value-type="string">
            <text:p>DELSQ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7462944602564" calcext:value-type="float">
            <text:p>27.7462944603</text:p>
          </table:table-cell>
          <table:table-cell office:value-type="float" office:value="27.8861586711481" calcext:value-type="float">
            <text:p>27.8861586711</text:p>
          </table:table-cell>
          <table:table-cell table:formula="of:=ATAN2([.B$3]+[.B$4]*[.B8]*[.B8];[.B8])*180/3.1415926" office:value-type="float" office:value="5.75137203860743" calcext:value-type="float">
            <text:p>5.7513720386</text:p>
          </table:table-cell>
          <table:table-cell table:formula="of:=ATAN2([.C$3]+[.C$4]*[.C8]*[.C8];[.C8])*180/3.1415926" office:value-type="float" office:value="5.75441256419501" calcext:value-type="float">
            <text:p>5.7544125642</text:p>
          </table:table-cell>
          <table:table-cell table:formula="of:=[.T9]" office:value-type="float" office:value="5.75467287297622" calcext:value-type="float">
            <text:p>5.754672873</text:p>
          </table:table-cell>
          <table:table-cell table:formula="of:=[.D8]-[.F8]" office:value-type="float" office:value="-0.00330083436879125" calcext:value-type="float">
            <text:p>-0.0033008344</text:p>
          </table:table-cell>
          <table:table-cell table:formula="of:=[.E8]-[.F8]" office:value-type="float" office:value="-0.000260308781215635" calcext:value-type="float">
            <text:p>-0.0002603088</text:p>
          </table:table-cell>
          <table:table-cell table:formula="of:=[.G8]*[.G8]+[.H8]*[.H8]" office:value-type="float" office:value="0.0000109632681917715" calcext:value-type="float">
            <text:p>1.09632681917715E-005</text:p>
          </table:table-cell>
          <table:table-cell table:number-columns-repeated="9"/>
          <table:table-cell office:value-type="string" calcext:value-type="string">
            <text:p>D-Spacing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3912907230465" calcext:value-type="float">
            <text:p>39.391290723</text:p>
          </table:table-cell>
          <table:table-cell office:value-type="float" office:value="39.5886414077388" calcext:value-type="float">
            <text:p>39.5886414077</text:p>
          </table:table-cell>
          <table:table-cell table:formula="of:=ATAN2([.B$3]+[.B$4]*[.B9]*[.B9];[.B9])*180/3.1415926" office:value-type="float" office:value="8.13699131767573" calcext:value-type="float">
            <text:p>8.1369913177</text:p>
          </table:table-cell>
          <table:table-cell table:formula="of:=ATAN2([.C$3]+[.C$4]*[.C9]*[.C9];[.C9])*180/3.1415926" office:value-type="float" office:value="8.14141099590101" calcext:value-type="float">
            <text:p>8.1414109959</text:p>
          </table:table-cell>
          <table:table-cell table:formula="of:=[.T10]" office:value-type="float" office:value="8.14176451834832" calcext:value-type="float">
            <text:p>8.1417645183</text:p>
          </table:table-cell>
          <table:table-cell table:formula="of:=[.D9]-[.F9]" office:value-type="float" office:value="-0.00477320067259512" calcext:value-type="float">
            <text:p>-0.0047732007</text:p>
          </table:table-cell>
          <table:table-cell table:formula="of:=[.E9]-[.F9]" office:value-type="float" office:value="-0.0003535224473179" calcext:value-type="float">
            <text:p>-0.0003535224</text:p>
          </table:table-cell>
          <table:table-cell table:formula="of:=[.G9]*[.G9]+[.H9]*[.H9]" office:value-type="float" office:value="0.0000229084227816202" calcext:value-type="float">
            <text:p>2.29084227816202E-005</text:p>
          </table:table-cell>
          <table:table-cell table:number-columns-repeated="9"/>
          <table:table-cell office:value-type="float" office:value="7.24886061960668" calcext:value-type="float">
            <text:p>7.2488606196</text:p>
          </table:table-cell>
          <table:table-cell table:formula="of:=2*ASIN([.$T$4]/(2*[.S9]))*180/3.141592654" office:value-type="float" office:value="5.75467287297622" calcext:value-type="float">
            <text:p>5.754672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4401910958948" calcext:value-type="float">
            <text:p>48.4401910959</text:p>
          </table:table-cell>
          <table:table-cell office:value-type="float" office:value="48.6755667352305" calcext:value-type="float">
            <text:p>48.6755667352</text:p>
          </table:table-cell>
          <table:table-cell table:formula="of:=ATAN2([.B$3]+[.B$4]*[.B10]*[.B10];[.B10])*180/3.1415926" office:value-type="float" office:value="9.97138117674978" calcext:value-type="float">
            <text:p>9.9713811767</text:p>
          </table:table-cell>
          <table:table-cell table:formula="of:=ATAN2([.C$3]+[.C$4]*[.C10]*[.C10];[.C10])*180/3.1415926" office:value-type="float" office:value="9.97577919101332" calcext:value-type="float">
            <text:p>9.975779191</text:p>
          </table:table-cell>
          <table:table-cell table:formula="of:=[.T11]" office:value-type="float" office:value="9.97579245417638" calcext:value-type="float">
            <text:p>9.9757924542</text:p>
          </table:table-cell>
          <table:table-cell table:formula="of:=[.D10]-[.F10]" office:value-type="float" office:value="-0.00441127742659475" calcext:value-type="float">
            <text:p>-0.0044112774</text:p>
          </table:table-cell>
          <table:table-cell table:formula="of:=[.E10]-[.F10]" office:value-type="float" office:value="-0.0000132631630620494" calcext:value-type="float">
            <text:p>-1.32631630620494E-005</text:p>
          </table:table-cell>
          <table:table-cell table:formula="of:=[.G10]*[.G10]+[.H10]*[.H10]" office:value-type="float" office:value="0.0000194595444458788" calcext:value-type="float">
            <text:p>1.94595444458788E-005</text:p>
          </table:table-cell>
          <table:table-cell table:number-columns-repeated="9"/>
          <table:table-cell office:value-type="float" office:value="5.1257185" calcext:value-type="float">
            <text:p>5.1257185</text:p>
          </table:table-cell>
          <table:table-cell table:formula="of:=2*ASIN([.$T$4]/(2*[.S10]))*180/3.141592654" office:value-type="float" office:value="8.14176451834832" calcext:value-type="float">
            <text:p>8.1417645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1566866232034" calcext:value-type="float">
            <text:p>56.1566866232</text:p>
          </table:table-cell>
          <table:table-cell office:value-type="float" office:value="56.424167136738" calcext:value-type="float">
            <text:p>56.4241671367</text:p>
          </table:table-cell>
          <table:table-cell table:formula="of:=ATAN2([.B$3]+[.B$4]*[.B11]*[.B11];[.B11])*180/3.1415926" office:value-type="float" office:value="11.5193242275156" calcext:value-type="float">
            <text:p>11.5193242275</text:p>
          </table:table-cell>
          <table:table-cell table:formula="of:=ATAN2([.C$3]+[.C$4]*[.C11]*[.C11];[.C11])*180/3.1415926" office:value-type="float" office:value="11.5238660416513" calcext:value-type="float">
            <text:p>11.5238660417</text:p>
          </table:table-cell>
          <table:table-cell table:formula="of:=[.T12]" office:value-type="float" office:value="11.5239231384151" calcext:value-type="float">
            <text:p>11.5239231384</text:p>
          </table:table-cell>
          <table:table-cell table:formula="of:=[.D11]-[.F11]" office:value-type="float" office:value="-0.0045989108995137" calcext:value-type="float">
            <text:p>-0.0045989109</text:p>
          </table:table-cell>
          <table:table-cell table:formula="of:=[.E11]-[.F11]" office:value-type="float" office:value="-0.0000570967638555686" calcext:value-type="float">
            <text:p>-5.70967638555686E-005</text:p>
          </table:table-cell>
          <table:table-cell table:formula="of:=[.G11]*[.G11]+[.H11]*[.H11]" office:value-type="float" office:value="0.0000211532415021087" calcext:value-type="float">
            <text:p>2.11532415021087E-005</text:p>
          </table:table-cell>
          <table:table-cell table:number-columns-repeated="9"/>
          <table:table-cell office:value-type="float" office:value="4.18513163004799" calcext:value-type="float">
            <text:p>4.18513163</text:p>
          </table:table-cell>
          <table:table-cell table:formula="of:=2*ASIN([.$T$4]/(2*[.S11]))*180/3.141592654" office:value-type="float" office:value="9.97579245417638" calcext:value-type="float">
            <text:p>9.97579245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.0368475678561" calcext:value-type="float">
            <text:p>63.0368475679</text:p>
          </table:table-cell>
          <table:table-cell office:value-type="float" office:value="63.3300437343622" calcext:value-type="float">
            <text:p>63.3300437344</text:p>
          </table:table-cell>
          <table:table-cell table:formula="of:=ATAN2([.B$3]+[.B$4]*[.B12]*[.B12];[.B12])*180/3.1415926" office:value-type="float" office:value="12.8850329482218" calcext:value-type="float">
            <text:p>12.8850329482</text:p>
          </table:table-cell>
          <table:table-cell table:formula="of:=ATAN2([.C$3]+[.C$4]*[.C12]*[.C12];[.C12])*180/3.1415926" office:value-type="float" office:value="12.8893306756837" calcext:value-type="float">
            <text:p>12.8893306757</text:p>
          </table:table-cell>
          <table:table-cell table:formula="of:=[.T13]" office:value-type="float" office:value="12.8895952990534" calcext:value-type="float">
            <text:p>12.8895952991</text:p>
          </table:table-cell>
          <table:table-cell table:formula="of:=[.D12]-[.F12]" office:value-type="float" office:value="-0.0045623508316659" calcext:value-type="float">
            <text:p>-0.0045623508</text:p>
          </table:table-cell>
          <table:table-cell table:formula="of:=[.E12]-[.F12]" office:value-type="float" office:value="-0.000264623369764294" calcext:value-type="float">
            <text:p>-0.0002646234</text:p>
          </table:table-cell>
          <table:table-cell table:formula="of:=[.G12]*[.G12]+[.H12]*[.H12]" office:value-type="float" office:value="0.0000208850706390279" calcext:value-type="float">
            <text:p>2.08850706390279E-005</text:p>
          </table:table-cell>
          <table:table-cell table:number-columns-repeated="9"/>
          <table:table-cell office:value-type="float" office:value="3.62443030980334" calcext:value-type="float">
            <text:p>3.6244303098</text:p>
          </table:table-cell>
          <table:table-cell table:formula="of:=2*ASIN([.$T$4]/(2*[.S12]))*180/3.141592654" office:value-type="float" office:value="11.5239231384151" calcext:value-type="float">
            <text:p>11.5239231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.3351014234105" calcext:value-type="float">
            <text:p>69.3351014234</text:p>
          </table:table-cell>
          <table:table-cell office:value-type="float" office:value="69.6490951747262" calcext:value-type="float">
            <text:p>69.6490951747</text:p>
          </table:table-cell>
          <table:table-cell table:formula="of:=ATAN2([.B$3]+[.B$4]*[.B13]*[.B13];[.B13])*180/3.1415926" office:value-type="float" office:value="14.1220680662672" calcext:value-type="float">
            <text:p>14.1220680663</text:p>
          </table:table-cell>
          <table:table-cell table:formula="of:=ATAN2([.C$3]+[.C$4]*[.C13]*[.C13];[.C13])*180/3.1415926" office:value-type="float" office:value="14.1258002216784" calcext:value-type="float">
            <text:p>14.1258002217</text:p>
          </table:table-cell>
          <table:table-cell table:formula="of:=[.T14]" office:value-type="float" office:value="14.1258363745748" calcext:value-type="float">
            <text:p>14.1258363746</text:p>
          </table:table-cell>
          <table:table-cell table:formula="of:=[.D13]-[.F13]" office:value-type="float" office:value="-0.0037683083075386" calcext:value-type="float">
            <text:p>-0.0037683083</text:p>
          </table:table-cell>
          <table:table-cell table:formula="of:=[.E13]-[.F13]" office:value-type="float" office:value="-0.000036152896388586" calcext:value-type="float">
            <text:p>-3.6152896388586E-005</text:p>
          </table:table-cell>
          <table:table-cell table:formula="of:=[.G13]*[.G13]+[.H13]*[.H13]" office:value-type="float" office:value="0.0000142014545325817" calcext:value-type="float">
            <text:p>1.42014545325817E-005</text:p>
          </table:table-cell>
          <table:table-cell table:number-columns-repeated="9"/>
          <table:table-cell office:value-type="float" office:value="3.24178902097235" calcext:value-type="float">
            <text:p>3.241789021</text:p>
          </table:table-cell>
          <table:table-cell table:formula="of:=2*ASIN([.$T$4]/(2*[.S13]))*180/3.141592654" office:value-type="float" office:value="12.8895952990534" calcext:value-type="float">
            <text:p>12.8895952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.1918604099457" calcext:value-type="float">
            <text:p>75.1918604099</text:p>
          </table:table-cell>
          <table:table-cell office:value-type="float" office:value="75.5264752335264" calcext:value-type="float">
            <text:p>75.5264752335</text:p>
          </table:table-cell>
          <table:table-cell table:formula="of:=ATAN2([.B$3]+[.B$4]*[.B14]*[.B14];[.B14])*180/3.1415926" office:value-type="float" office:value="15.2602168539029" calcext:value-type="float">
            <text:p>15.2602168539</text:p>
          </table:table-cell>
          <table:table-cell table:formula="of:=ATAN2([.C$3]+[.C$4]*[.C14]*[.C14];[.C14])*180/3.1415926" office:value-type="float" office:value="15.2638565448066" calcext:value-type="float">
            <text:p>15.2638565448</text:p>
          </table:table-cell>
          <table:table-cell table:formula="of:=[.T15]" office:value-type="float" office:value="15.2641342930224" calcext:value-type="float">
            <text:p>15.264134293</text:p>
          </table:table-cell>
          <table:table-cell table:formula="of:=[.D14]-[.F14]" office:value-type="float" office:value="-0.00391743911947451" calcext:value-type="float">
            <text:p>-0.0039174391</text:p>
          </table:table-cell>
          <table:table-cell table:formula="of:=[.E14]-[.F14]" office:value-type="float" office:value="-0.000277748215850693" calcext:value-type="float">
            <text:p>-0.0002777482</text:p>
          </table:table-cell>
          <table:table-cell table:formula="of:=[.G14]*[.G14]+[.H14]*[.H14]" office:value-type="float" office:value="0.0000154234733261975" calcext:value-type="float">
            <text:p>1.54234733261975E-005</text:p>
          </table:table-cell>
          <table:table-cell table:number-columns-repeated="9"/>
          <table:table-cell office:value-type="float" office:value="2.95933495576524" calcext:value-type="float">
            <text:p>2.9593349558</text:p>
          </table:table-cell>
          <table:table-cell table:formula="of:=2*ASIN([.$T$4]/(2*[.S14]))*180/3.141592654" office:value-type="float" office:value="14.1258363745748" calcext:value-type="float">
            <text:p>14.1258363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9623783498149" calcext:value-type="float">
            <text:p>85.9623783498</text:p>
          </table:table-cell>
          <table:table-cell office:value-type="float" office:value="86.3276786081405" calcext:value-type="float">
            <text:p>86.3276786081</text:p>
          </table:table-cell>
          <table:table-cell table:formula="of:=ATAN2([.B$3]+[.B$4]*[.B15]*[.B15];[.B15])*180/3.1415926" office:value-type="float" office:value="17.3202012872002" calcext:value-type="float">
            <text:p>17.3202012872</text:p>
          </table:table-cell>
          <table:table-cell table:formula="of:=ATAN2([.C$3]+[.C$4]*[.C15]*[.C15];[.C15])*180/3.1415926" office:value-type="float" office:value="17.3227933766102" calcext:value-type="float">
            <text:p>17.3227933766</text:p>
          </table:table-cell>
          <table:table-cell table:formula="of:=[.T17]" office:value-type="float" office:value="17.3226639350885" calcext:value-type="float">
            <text:p>17.3226639351</text:p>
          </table:table-cell>
          <table:table-cell table:formula="of:=[.D15]-[.F15]" office:value-type="float" office:value="-0.00246264788832562" calcext:value-type="float">
            <text:p>-0.0024626479</text:p>
          </table:table-cell>
          <table:table-cell table:formula="of:=[.E15]-[.F15]" office:value-type="float" office:value="0.00012944152166483" calcext:value-type="float">
            <text:p>0.0001294415</text:p>
          </table:table-cell>
          <table:table-cell table:formula="of:=[.G15]*[.G15]+[.H15]*[.H15]" office:value-type="float" office:value="0.00000608138972940554" calcext:value-type="float">
            <text:p>6.08138972940554E-006</text:p>
          </table:table-cell>
          <table:table-cell table:number-columns-repeated="9"/>
          <table:table-cell office:value-type="float" office:value="2.73981178400698" calcext:value-type="float">
            <text:p>2.739811784</text:p>
          </table:table-cell>
          <table:table-cell table:formula="of:=2*ASIN([.$T$4]/(2*[.S15]))*180/3.141592654" office:value-type="float" office:value="15.2641342930224" calcext:value-type="float">
            <text:p>15.2641342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.9876388322663" calcext:value-type="float">
            <text:p>90.9876388323</text:p>
          </table:table-cell>
          <table:table-cell office:value-type="float" office:value="91.3651017758918" calcext:value-type="float">
            <text:p>91.3651017759</text:p>
          </table:table-cell>
          <table:table-cell table:formula="of:=ATAN2([.B$3]+[.B$4]*[.B16]*[.B16];[.B16])*180/3.1415926" office:value-type="float" office:value="18.2657597230475" calcext:value-type="float">
            <text:p>18.265759723</text:p>
          </table:table-cell>
          <table:table-cell table:formula="of:=ATAN2([.C$3]+[.C$4]*[.C16]*[.C16];[.C16])*180/3.1415926" office:value-type="float" office:value="18.26770879336" calcext:value-type="float">
            <text:p>18.2677087934</text:p>
          </table:table-cell>
          <table:table-cell table:formula="of:=[.T18]" office:value-type="float" office:value="18.2674986183311" calcext:value-type="float">
            <text:p>18.2674986183</text:p>
          </table:table-cell>
          <table:table-cell table:formula="of:=[.D16]-[.F16]" office:value-type="float" office:value="-0.00173889528353399" calcext:value-type="float">
            <text:p>-0.0017388953</text:p>
          </table:table-cell>
          <table:table-cell table:formula="of:=[.E16]-[.F16]" office:value-type="float" office:value="0.000210175028964699" calcext:value-type="float">
            <text:p>0.000210175</text:p>
          </table:table-cell>
          <table:table-cell table:formula="of:=[.G16]*[.G16]+[.H16]*[.H16]" office:value-type="float" office:value="0.00000306793034989707" calcext:value-type="float">
            <text:p>3.06793034989707E-006</text:p>
          </table:table-cell>
          <table:table-cell table:number-columns-repeated="9"/>
          <table:table-cell office:value-type="float" office:value="2.56285925" calcext:value-type="float">
            <text:p>2.56285925</text:p>
          </table:table-cell>
          <table:table-cell table:formula="of:=2*ASIN([.$T$4]/(2*[.S16]))*180/3.141592654" office:value-type="float" office:value="16.3249970321739" calcext:value-type="float">
            <text:p>16.3249970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.8258125635875" calcext:value-type="float">
            <text:p>95.8258125636</text:p>
          </table:table-cell>
          <table:table-cell office:value-type="float" office:value="96.2123111025562" calcext:value-type="float">
            <text:p>96.2123111026</text:p>
          </table:table-cell>
          <table:table-cell table:formula="of:=ATAN2([.B$3]+[.B$4]*[.B17]*[.B17];[.B17])*180/3.1415926" office:value-type="float" office:value="19.166269929338" calcext:value-type="float">
            <text:p>19.1662699293</text:p>
          </table:table-cell>
          <table:table-cell table:formula="of:=ATAN2([.C$3]+[.C$4]*[.C17]*[.C17];[.C17])*180/3.1415926" office:value-type="float" office:value="19.1672693970753" calcext:value-type="float">
            <text:p>19.1672693971</text:p>
          </table:table-cell>
          <table:table-cell table:formula="of:=[.T19]" office:value-type="float" office:value="19.167321839444" calcext:value-type="float">
            <text:p>19.1673218394</text:p>
          </table:table-cell>
          <table:table-cell table:formula="of:=[.D17]-[.F17]" office:value-type="float" office:value="-0.00105191010602468" calcext:value-type="float">
            <text:p>-0.0010519101</text:p>
          </table:table-cell>
          <table:table-cell table:formula="of:=[.E17]-[.F17]" office:value-type="float" office:value="-0.0000524423687657816" calcext:value-type="float">
            <text:p>-5.24423687657816E-005</text:p>
          </table:table-cell>
          <table:table-cell table:formula="of:=[.G17]*[.G17]+[.H17]*[.H17]" office:value-type="float" office:value="0.00000110926507319862" calcext:value-type="float">
            <text:p>1.10926507319862E-006</text:p>
          </table:table-cell>
          <table:table-cell table:number-columns-repeated="9"/>
          <table:table-cell office:value-type="float" office:value="2.41628687320223" calcext:value-type="float">
            <text:p>2.4162868732</text:p>
          </table:table-cell>
          <table:table-cell table:formula="of:=2*ASIN([.$T$4]/(2*[.S17]))*180/3.141592654" office:value-type="float" office:value="17.3226639350885" calcext:value-type="float">
            <text:p>17.3226639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.506279895474" calcext:value-type="float">
            <text:p>100.5062798955</text:p>
          </table:table-cell>
          <table:table-cell office:value-type="float" office:value="100.902650643118" calcext:value-type="float">
            <text:p>100.9026506431</text:p>
          </table:table-cell>
          <table:table-cell table:formula="of:=ATAN2([.B$3]+[.B$4]*[.B18]*[.B18];[.B18])*180/3.1415926" office:value-type="float" office:value="20.0279521641981" calcext:value-type="float">
            <text:p>20.0279521642</text:p>
          </table:table-cell>
          <table:table-cell table:formula="of:=ATAN2([.C$3]+[.C$4]*[.C18]*[.C18];[.C18])*180/3.1415926" office:value-type="float" office:value="20.0284055374567" calcext:value-type="float">
            <text:p>20.0284055375</text:p>
          </table:table-cell>
          <table:table-cell table:formula="of:=[.T20]" office:value-type="float" office:value="20.0282073108042" calcext:value-type="float">
            <text:p>20.0282073108</text:p>
          </table:table-cell>
          <table:table-cell table:formula="of:=[.D18]-[.F18]" office:value-type="float" office:value="-0.000255146606146894" calcext:value-type="float">
            <text:p>-0.0002551466</text:p>
          </table:table-cell>
          <table:table-cell table:formula="of:=[.E18]-[.F18]" office:value-type="float" office:value="0.000198226652464939" calcext:value-type="float">
            <text:p>0.0001982267</text:p>
          </table:table-cell>
          <table:table-cell table:formula="of:=[.G18]*[.G18]+[.H18]*[.H18]" office:value-type="float" office:value="0.000000104393596375734" calcext:value-type="float">
            <text:p>1.04393596375734E-007</text:p>
          </table:table-cell>
          <table:table-cell table:number-columns-repeated="9"/>
          <table:table-cell office:value-type="float" office:value="2.29229099990565" calcext:value-type="float">
            <text:p>2.2922909999</text:p>
          </table:table-cell>
          <table:table-cell table:formula="of:=2*ASIN([.$T$4]/(2*[.S18]))*180/3.141592654" office:value-type="float" office:value="18.2674986183311" calcext:value-type="float">
            <text:p>18.2674986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048504676237" calcext:value-type="float">
            <text:p>105.0485046762</text:p>
          </table:table-cell>
          <table:table-cell office:value-type="float" office:value="105.45539076346" calcext:value-type="float">
            <text:p>105.4553907635</text:p>
          </table:table-cell>
          <table:table-cell table:formula="of:=ATAN2([.B$3]+[.B$4]*[.B19]*[.B19];[.B19])*180/3.1415926" office:value-type="float" office:value="20.8550398737917" calcext:value-type="float">
            <text:p>20.8550398738</text:p>
          </table:table-cell>
          <table:table-cell table:formula="of:=ATAN2([.C$3]+[.C$4]*[.C19]*[.C19];[.C19])*180/3.1415926" office:value-type="float" office:value="20.8552866273588" calcext:value-type="float">
            <text:p>20.8552866274</text:p>
          </table:table-cell>
          <table:table-cell table:formula="of:=[.T21]" office:value-type="float" office:value="20.8549833909514" calcext:value-type="float">
            <text:p>20.854983391</text:p>
          </table:table-cell>
          <table:table-cell table:formula="of:=[.D19]-[.F19]" office:value-type="float" office:value="0.000056482840307126" calcext:value-type="float">
            <text:p>5.6482840307126E-005</text:p>
          </table:table-cell>
          <table:table-cell table:formula="of:=[.E19]-[.F19]" office:value-type="float" office:value="0.000303236407457774" calcext:value-type="float">
            <text:p>0.0003032364</text:p>
          </table:table-cell>
          <table:table-cell table:formula="of:=[.G19]*[.G19]+[.H19]*[.H19]" office:value-type="float" office:value="0.0000000951426300570576" calcext:value-type="float">
            <text:p>9.51426300570576E-008</text:p>
          </table:table-cell>
          <table:table-cell table:number-columns-repeated="9"/>
          <table:table-cell office:value-type="float" office:value="2.18561371207441" calcext:value-type="float">
            <text:p>2.1856137121</text:p>
          </table:table-cell>
          <table:table-cell table:formula="of:=2*ASIN([.$T$4]/(2*[.S19]))*180/3.141592654" office:value-type="float" office:value="19.167321839444" calcext:value-type="float">
            <text:p>19.16732183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.805385349956" calcext:value-type="float">
            <text:p>109.80538535</text:p>
          </table:table-cell>
          <table:table-cell office:value-type="float" office:value="110.216777455756" calcext:value-type="float">
            <text:p>110.2167774558</text:p>
          </table:table-cell>
          <table:table-cell table:formula="of:=ATAN2([.B$3]+[.B$4]*[.B20]*[.B20];[.B20])*180/3.1415926" office:value-type="float" office:value="21.7113349336073" calcext:value-type="float">
            <text:p>21.7113349336</text:p>
          </table:table-cell>
          <table:table-cell table:formula="of:=ATAN2([.C$3]+[.C$4]*[.C20]*[.C20];[.C20])*180/3.1415926" office:value-type="float" office:value="21.7103650162625" calcext:value-type="float">
            <text:p>21.7103650163</text:p>
          </table:table-cell>
          <table:table-cell table:number-columns-repeated="13"/>
          <table:table-cell office:value-type="float" office:value="2.092565815024" calcext:value-type="float">
            <text:p>2.092565815</text:p>
          </table:table-cell>
          <table:table-cell table:formula="of:=2*ASIN([.$T$4]/(2*[.S20]))*180/3.141592654" office:value-type="float" office:value="20.0282073108042" calcext:value-type="float">
            <text:p>20.0282073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.798566297325" calcext:value-type="float">
            <text:p>113.7985662973</text:p>
          </table:table-cell>
          <table:table-cell office:value-type="float" office:value="114.217855486695" calcext:value-type="float">
            <text:p>114.2178554867</text:p>
          </table:table-cell>
          <table:table-cell table:formula="of:=ATAN2([.B$3]+[.B$4]*[.B21]*[.B21];[.B21])*180/3.1415926" office:value-type="float" office:value="22.4221996519635" calcext:value-type="float">
            <text:p>22.422199652</text:p>
          </table:table-cell>
          <table:table-cell table:formula="of:=ATAN2([.C$3]+[.C$4]*[.C21]*[.C21];[.C21])*180/3.1415926" office:value-type="float" office:value="22.4210855827885" calcext:value-type="float">
            <text:p>22.4210855828</text:p>
          </table:table-cell>
          <table:table-cell table:formula="of:=[.T22]" office:value-type="float" office:value="22.4211717615298" calcext:value-type="float">
            <text:p>22.4211717615</text:p>
          </table:table-cell>
          <table:table-cell table:formula="of:=[.D21]-[.F21]" office:value-type="float" office:value="0.00102789043366869" calcext:value-type="float">
            <text:p>0.0010278904</text:p>
          </table:table-cell>
          <table:table-cell table:formula="of:=[.E21]-[.F21]" office:value-type="float" office:value="-0.000086178741316445" calcext:value-type="float">
            <text:p>-8.6178741316445E-005</text:p>
          </table:table-cell>
          <table:table-cell table:formula="of:=[.G21]*[.G21]+[.H21]*[.H21]" office:value-type="float" office:value="0.00000106398551908249" calcext:value-type="float">
            <text:p>0.000001064</text:p>
          </table:table-cell>
          <table:table-cell table:number-columns-repeated="9"/>
          <table:table-cell office:value-type="float" office:value="2.01047220405258" calcext:value-type="float">
            <text:p>2.0104722041</text:p>
          </table:table-cell>
          <table:table-cell table:formula="of:=2*ASIN([.$T$4]/(2*[.S21]))*180/3.141592654" office:value-type="float" office:value="20.8549833909514" calcext:value-type="float">
            <text:p>20.854983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8.035844820572" calcext:value-type="float">
            <text:p>118.0358448206</text:p>
          </table:table-cell>
          <table:table-cell office:value-type="float" office:value="118.460773446391" calcext:value-type="float">
            <text:p>118.4607734464</text:p>
          </table:table-cell>
          <table:table-cell table:formula="of:=ATAN2([.B$3]+[.B$4]*[.B22]*[.B22];[.B22])*180/3.1415926" office:value-type="float" office:value="23.168445099315" calcext:value-type="float">
            <text:p>23.1684450993</text:p>
          </table:table-cell>
          <table:table-cell table:formula="of:=ATAN2([.C$3]+[.C$4]*[.C22]*[.C22];[.C22])*180/3.1415926" office:value-type="float" office:value="23.1668335996891" calcext:value-type="float">
            <text:p>23.1668335997</text:p>
          </table:table-cell>
          <table:table-cell table:formula="of:=[.T23]" office:value-type="float" office:value="23.1665017103384" calcext:value-type="float">
            <text:p>23.1665017103</text:p>
          </table:table-cell>
          <table:table-cell table:formula="of:=[.D22]-[.F22]" office:value-type="float" office:value="0.00194338897661339" calcext:value-type="float">
            <text:p>0.001943389</text:p>
          </table:table-cell>
          <table:table-cell table:formula="of:=[.E22]-[.F22]" office:value-type="float" office:value="0.000331889350686509" calcext:value-type="float">
            <text:p>0.0003318894</text:p>
          </table:table-cell>
          <table:table-cell table:formula="of:=[.G22]*[.G22]+[.H22]*[.H22]" office:value-type="float" office:value="0.00000388691125552156" calcext:value-type="float">
            <text:p>3.88691125552156E-006</text:p>
          </table:table-cell>
          <table:table-cell table:number-columns-repeated="9"/>
          <table:table-cell office:value-type="float" office:value="1.87164776391436" calcext:value-type="float">
            <text:p>1.8716477639</text:p>
          </table:table-cell>
          <table:table-cell table:formula="of:=2*ASIN([.$T$4]/(2*[.S22]))*180/3.141592654" office:value-type="float" office:value="22.4211717615298" calcext:value-type="float">
            <text:p>22.4211717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2.192995253141" calcext:value-type="float">
            <text:p>122.1929952531</text:p>
          </table:table-cell>
          <table:table-cell office:value-type="float" office:value="122.620654987116" calcext:value-type="float">
            <text:p>122.6206549871</text:p>
          </table:table-cell>
          <table:table-cell table:formula="of:=ATAN2([.B$3]+[.B$4]*[.B23]*[.B23];[.B23])*180/3.1415926" office:value-type="float" office:value="23.8923869985206" calcext:value-type="float">
            <text:p>23.8923869985</text:p>
          </table:table-cell>
          <table:table-cell table:formula="of:=ATAN2([.C$3]+[.C$4]*[.C23]*[.C23];[.C23])*180/3.1415926" office:value-type="float" office:value="23.8899486695538" calcext:value-type="float">
            <text:p>23.8899486696</text:p>
          </table:table-cell>
          <table:table-cell table:formula="of:=[.T24]" office:value-type="float" office:value="23.8898310072272" calcext:value-type="float">
            <text:p>23.8898310072</text:p>
          </table:table-cell>
          <table:table-cell table:formula="of:=[.D23]-[.F23]" office:value-type="float" office:value="0.00255599129337725" calcext:value-type="float">
            <text:p>0.0025559913</text:p>
          </table:table-cell>
          <table:table-cell table:formula="of:=[.E23]-[.F23]" office:value-type="float" office:value="0.00011766232664101" calcext:value-type="float">
            <text:p>0.0001176623</text:p>
          </table:table-cell>
          <table:table-cell table:formula="of:=[.G23]*[.G23]+[.H23]*[.H23]" office:value-type="float" office:value="0.00000654693591493087" calcext:value-type="float">
            <text:p>6.54693591493087E-006</text:p>
          </table:table-cell>
          <table:table-cell table:number-columns-repeated="9"/>
          <table:table-cell office:value-type="float" office:value="1.81221515490167" calcext:value-type="float">
            <text:p>1.8122151549</text:p>
          </table:table-cell>
          <table:table-cell table:formula="of:=2*ASIN([.$T$4]/(2*[.S23]))*180/3.141592654" office:value-type="float" office:value="23.1665017103384" calcext:value-type="float">
            <text:p>23.1665017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.277798813834" calcext:value-type="float">
            <text:p>126.2777988138</text:p>
          </table:table-cell>
          <table:table-cell office:value-type="float" office:value="126.710595974638" calcext:value-type="float">
            <text:p>126.7105959746</text:p>
          </table:table-cell>
          <table:table-cell table:formula="of:=ATAN2([.B$3]+[.B$4]*[.B24]*[.B24];[.B24])*180/3.1415926" office:value-type="float" office:value="24.5957295286478" calcext:value-type="float">
            <text:p>24.5957295286</text:p>
          </table:table-cell>
          <table:table-cell table:formula="of:=ATAN2([.C$3]+[.C$4]*[.C24]*[.C24];[.C24])*180/3.1415926" office:value-type="float" office:value="24.5930495453416" calcext:value-type="float">
            <text:p>24.5930495453</text:p>
          </table:table-cell>
          <table:table-cell table:formula="of:=[.T25]" office:value-type="float" office:value="24.5931060520933" calcext:value-type="float">
            <text:p>24.5931060521</text:p>
          </table:table-cell>
          <table:table-cell table:formula="of:=[.D24]-[.F24]" office:value-type="float" office:value="0.00262347655453254" calcext:value-type="float">
            <text:p>0.0026234766</text:p>
          </table:table-cell>
          <table:table-cell table:formula="of:=[.E24]-[.F24]" office:value-type="float" office:value="-0.0000565067516546946" calcext:value-type="float">
            <text:p>-5.65067516546946E-005</text:p>
          </table:table-cell>
          <table:table-cell table:formula="of:=[.G24]*[.G24]+[.H24]*[.H24]" office:value-type="float" office:value="0.00000688582224516452" calcext:value-type="float">
            <text:p>6.88582224516452E-006</text:p>
          </table:table-cell>
          <table:table-cell table:number-columns-repeated="9"/>
          <table:table-cell office:value-type="float" office:value="1.75810694117757" calcext:value-type="float">
            <text:p>1.7581069412</text:p>
          </table:table-cell>
          <table:table-cell table:formula="of:=2*ASIN([.$T$4]/(2*[.S24]))*180/3.141592654" office:value-type="float" office:value="23.8898310072272" calcext:value-type="float">
            <text:p>23.8898310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0.300410505252" calcext:value-type="float">
            <text:p>130.3004105053</text:p>
          </table:table-cell>
          <table:table-cell office:value-type="float" office:value="130.739597908885" calcext:value-type="float">
            <text:p>130.7395979089</text:p>
          </table:table-cell>
          <table:table-cell table:formula="of:=ATAN2([.B$3]+[.B$4]*[.B25]*[.B25];[.B25])*180/3.1415926" office:value-type="float" office:value="25.2805321591301" calcext:value-type="float">
            <text:p>25.2805321591</text:p>
          </table:table-cell>
          <table:table-cell table:formula="of:=ATAN2([.C$3]+[.C$4]*[.C25]*[.C25];[.C25])*180/3.1415926" office:value-type="float" office:value="25.2779766064674" calcext:value-type="float">
            <text:p>25.2779766065</text:p>
          </table:table-cell>
          <table:table-cell table:formula="of:=[.T26]" office:value-type="float" office:value="25.2780057036117" calcext:value-type="float">
            <text:p>25.2780057036</text:p>
          </table:table-cell>
          <table:table-cell table:formula="of:=[.D25]-[.F25]" office:value-type="float" office:value="0.00252645551835684" calcext:value-type="float">
            <text:p>0.0025264555</text:p>
          </table:table-cell>
          <table:table-cell table:formula="of:=[.E25]-[.F25]" office:value-type="float" office:value="-0.0000290971443668297" calcext:value-type="float">
            <text:p>-2.90971443668297E-005</text:p>
          </table:table-cell>
          <table:table-cell table:formula="of:=[.G25]*[.G25]+[.H25]*[.H25]" office:value-type="float" office:value="0.00000638382413004604" calcext:value-type="float">
            <text:p>6.38382413004604E-006</text:p>
          </table:table-cell>
          <table:table-cell table:number-columns-repeated="9"/>
          <table:table-cell office:value-type="float" office:value="1.70857283333333" calcext:value-type="float">
            <text:p>1.7085728333</text:p>
          </table:table-cell>
          <table:table-cell table:formula="of:=2*ASIN([.$T$4]/(2*[.S25]))*180/3.141592654" office:value-type="float" office:value="24.5931060520933" calcext:value-type="float">
            <text:p>24.59310605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4.27761124292" calcext:value-type="float">
            <text:p>134.2776112429</text:p>
          </table:table-cell>
          <table:table-cell office:value-type="float" office:value="134.719276133292" calcext:value-type="float">
            <text:p>134.7192761333</text:p>
          </table:table-cell>
          <table:table-cell table:formula="of:=ATAN2([.B$3]+[.B$4]*[.B26]*[.B26];[.B26])*180/3.1415926" office:value-type="float" office:value="25.9498965659183" calcext:value-type="float">
            <text:p>25.9498965659</text:p>
          </table:table-cell>
          <table:table-cell table:formula="of:=ATAN2([.C$3]+[.C$4]*[.C26]*[.C26];[.C26])*180/3.1415926" office:value-type="float" office:value="25.946950802354" calcext:value-type="float">
            <text:p>25.9469508024</text:p>
          </table:table-cell>
          <table:table-cell table:formula="of:=[.T27]" office:value-type="float" office:value="25.9459900582592" calcext:value-type="float">
            <text:p>25.9459900583</text:p>
          </table:table-cell>
          <table:table-cell table:formula="of:=[.D26]-[.F26]" office:value-type="float" office:value="0.00390650765903189" calcext:value-type="float">
            <text:p>0.0039065077</text:p>
          </table:table-cell>
          <table:table-cell table:formula="of:=[.E26]-[.F26]" office:value-type="float" office:value="0.000960744094808064" calcext:value-type="float">
            <text:p>0.0009607441</text:p>
          </table:table-cell>
          <table:table-cell table:formula="of:=[.G26]*[.G26]+[.H26]*[.H26]" office:value-type="float" office:value="0.0000161838313057834" calcext:value-type="float">
            <text:p>1.61838313057834E-005</text:p>
          </table:table-cell>
          <table:table-cell table:number-columns-repeated="9"/>
          <table:table-cell office:value-type="float" office:value="1.66300267877248" calcext:value-type="float">
            <text:p>1.6630026788</text:p>
          </table:table-cell>
          <table:table-cell table:formula="of:=2*ASIN([.$T$4]/(2*[.S26]))*180/3.141592654" office:value-type="float" office:value="25.2780057036117" calcext:value-type="float">
            <text:p>25.27800570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8.195611734559" calcext:value-type="float">
            <text:p>138.1956117346</text:p>
          </table:table-cell>
          <table:table-cell office:value-type="float" office:value="138.640703573434" calcext:value-type="float">
            <text:p>138.6407035734</text:p>
          </table:table-cell>
          <table:table-cell table:formula="of:=ATAN2([.B$3]+[.B$4]*[.B27]*[.B27];[.B27])*180/3.1415926" office:value-type="float" office:value="26.6017492786977" calcext:value-type="float">
            <text:p>26.6017492787</text:p>
          </table:table-cell>
          <table:table-cell table:formula="of:=ATAN2([.C$3]+[.C$4]*[.C27]*[.C27];[.C27])*180/3.1415926" office:value-type="float" office:value="26.5987210146053" calcext:value-type="float">
            <text:p>26.5987210146</text:p>
          </table:table-cell>
          <table:table-cell table:formula="of:=[.T28]" office:value-type="float" office:value="26.5983383622947" calcext:value-type="float">
            <text:p>26.5983383623</text:p>
          </table:table-cell>
          <table:table-cell table:formula="of:=[.D27]-[.F27]" office:value-type="float" office:value="0.00341091640307312" calcext:value-type="float">
            <text:p>0.0034109164</text:p>
          </table:table-cell>
          <table:table-cell table:formula="of:=[.E27]-[.F27]" office:value-type="float" office:value="0.000382652310591425" calcext:value-type="float">
            <text:p>0.0003826523</text:p>
          </table:table-cell>
          <table:table-cell table:formula="of:=[.G27]*[.G27]+[.H27]*[.H27]" office:value-type="float" office:value="0.0000117807734995542" calcext:value-type="float">
            <text:p>1.17807734995542E-005</text:p>
          </table:table-cell>
          <table:table-cell table:number-columns-repeated="9"/>
          <table:table-cell office:value-type="float" office:value="1.62089451048618" calcext:value-type="float">
            <text:p>1.6208945105</text:p>
          </table:table-cell>
          <table:table-cell table:formula="of:=2*ASIN([.$T$4]/(2*[.S27]))*180/3.141592654" office:value-type="float" office:value="25.9459900582592" calcext:value-type="float">
            <text:p>25.9459900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.072157243312" calcext:value-type="float">
            <text:p>142.0721572433</text:p>
          </table:table-cell>
          <table:table-cell office:value-type="float" office:value="142.520830401645" calcext:value-type="float">
            <text:p>142.5208304016</text:p>
          </table:table-cell>
          <table:table-cell table:formula="of:=ATAN2([.B$3]+[.B$4]*[.B28]*[.B28];[.B28])*180/3.1415926" office:value-type="float" office:value="27.2392879901881" calcext:value-type="float">
            <text:p>27.2392879902</text:p>
          </table:table-cell>
          <table:table-cell table:formula="of:=ATAN2([.C$3]+[.C$4]*[.C28]*[.C28];[.C28])*180/3.1415926" office:value-type="float" office:value="27.2363405743341" calcext:value-type="float">
            <text:p>27.2363405743</text:p>
          </table:table-cell>
          <table:table-cell table:formula="of:=[.T29]" office:value-type="float" office:value="27.2361788763342" calcext:value-type="float">
            <text:p>27.2361788763</text:p>
          </table:table-cell>
          <table:table-cell table:formula="of:=[.D28]-[.F28]" office:value-type="float" office:value="0.00310911385395229" calcext:value-type="float">
            <text:p>0.0031091139</text:p>
          </table:table-cell>
          <table:table-cell table:formula="of:=[.E28]-[.F28]" office:value-type="float" office:value="0.000161697999949695" calcext:value-type="float">
            <text:p>0.000161698</text:p>
          </table:table-cell>
          <table:table-cell table:formula="of:=[.G28]*[.G28]+[.H28]*[.H28]" office:value-type="float" office:value="0.00000969273520002582" calcext:value-type="float">
            <text:p>9.69273520002582E-006</text:p>
          </table:table-cell>
          <table:table-cell table:number-columns-repeated="9"/>
          <table:table-cell office:value-type="float" office:value="1.58183107102534" calcext:value-type="float">
            <text:p>1.581831071</text:p>
          </table:table-cell>
          <table:table-cell table:formula="of:=2*ASIN([.$T$4]/(2*[.S28]))*180/3.141592654" office:value-type="float" office:value="26.5983383622947" calcext:value-type="float">
            <text:p>26.59833836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.912424808731" calcext:value-type="float">
            <text:p>145.9124248087</text:p>
          </table:table-cell>
          <table:table-cell office:value-type="float" office:value="146.362178464654" calcext:value-type="float">
            <text:p>146.3621784647</text:p>
          </table:table-cell>
          <table:table-cell table:formula="of:=ATAN2([.B$3]+[.B$4]*[.B29]*[.B29];[.B29])*180/3.1415926" office:value-type="float" office:value="27.8635520249144" calcext:value-type="float">
            <text:p>27.8635520249</text:p>
          </table:table-cell>
          <table:table-cell table:formula="of:=ATAN2([.C$3]+[.C$4]*[.C29]*[.C29];[.C29])*180/3.1415926" office:value-type="float" office:value="27.8604133597238" calcext:value-type="float">
            <text:p>27.8604133597</text:p>
          </table:table-cell>
          <table:table-cell table:formula="of:=[.T30]" office:value-type="float" office:value="27.8605126863633" calcext:value-type="float">
            <text:p>27.8605126864</text:p>
          </table:table-cell>
          <table:table-cell table:formula="of:=[.D29]-[.F29]" office:value-type="float" office:value="0.00303933855107275" calcext:value-type="float">
            <text:p>0.0030393386</text:p>
          </table:table-cell>
          <table:table-cell table:formula="of:=[.E29]-[.F29]" office:value-type="float" office:value="-0.0000993266395070691" calcext:value-type="float">
            <text:p>-9.93266395070691E-005</text:p>
          </table:table-cell>
          <table:table-cell table:formula="of:=[.G29]*[.G29]+[.H29]*[.H29]" office:value-type="float" office:value="0.00000924744460935274" calcext:value-type="float">
            <text:p>9.24744460935274E-006</text:p>
          </table:table-cell>
          <table:table-cell table:number-columns-repeated="9"/>
          <table:table-cell office:value-type="float" office:value="1.54546227686212" calcext:value-type="float">
            <text:p>1.5454622769</text:p>
          </table:table-cell>
          <table:table-cell table:formula="of:=2*ASIN([.$T$4]/(2*[.S29]))*180/3.141592654" office:value-type="float" office:value="27.2361788763342" calcext:value-type="float">
            <text:p>27.23617887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9.721205580619" calcext:value-type="float">
            <text:p>149.7212055806</text:p>
          </table:table-cell>
          <table:table-cell office:value-type="float" office:value="150.170475092669" calcext:value-type="float">
            <text:p>150.1704750927</text:p>
          </table:table-cell>
          <table:table-cell table:formula="of:=ATAN2([.B$3]+[.B$4]*[.B30]*[.B30];[.B30])*180/3.1415926" office:value-type="float" office:value="28.4754873736279" calcext:value-type="float">
            <text:p>28.4754873736</text:p>
          </table:table-cell>
          <table:table-cell table:formula="of:=ATAN2([.C$3]+[.C$4]*[.C30]*[.C30];[.C30])*180/3.1415926" office:value-type="float" office:value="28.4720437006724" calcext:value-type="float">
            <text:p>28.4720437007</text:p>
          </table:table-cell>
          <table:table-cell table:formula="of:=[.T31]" office:value-type="float" office:value="28.4722328963085" calcext:value-type="float">
            <text:p>28.4722328963</text:p>
          </table:table-cell>
          <table:table-cell table:formula="of:=[.D30]-[.F30]" office:value-type="float" office:value="0.00325447731935213" calcext:value-type="float">
            <text:p>0.0032544773</text:p>
          </table:table-cell>
          <table:table-cell table:formula="of:=[.E30]-[.F30]" office:value-type="float" office:value="-0.00018919563612485" calcext:value-type="float">
            <text:p>-0.0001891956</text:p>
          </table:table-cell>
          <table:table-cell table:formula="of:=[.G30]*[.G30]+[.H30]*[.H30]" office:value-type="float" office:value="0.0000106274176109061" calcext:value-type="float">
            <text:p>1.06274176109061E-005</text:p>
          </table:table-cell>
          <table:table-cell table:number-columns-repeated="9"/>
          <table:table-cell office:value-type="float" office:value="1.51149192467869" calcext:value-type="float">
            <text:p>1.5114919247</text:p>
          </table:table-cell>
          <table:table-cell table:formula="of:=2*ASIN([.$T$4]/(2*[.S30]))*180/3.141592654" office:value-type="float" office:value="27.8605126863633" calcext:value-type="float">
            <text:p>27.86051268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3.494455602992" calcext:value-type="float">
            <text:p>153.494455603</text:p>
          </table:table-cell>
          <table:table-cell office:value-type="float" office:value="153.947912549435" calcext:value-type="float">
            <text:p>153.9479125494</text:p>
          </table:table-cell>
          <table:table-cell table:formula="of:=ATAN2([.B$3]+[.B$4]*[.B31]*[.B31];[.B31])*180/3.1415926" office:value-type="float" office:value="29.074616163287" calcext:value-type="float">
            <text:p>29.0746161633</text:p>
          </table:table-cell>
          <table:table-cell table:formula="of:=ATAN2([.C$3]+[.C$4]*[.C31]*[.C31];[.C31])*180/3.1415926" office:value-type="float" office:value="29.0717421937721" calcext:value-type="float">
            <text:p>29.0717421938</text:p>
          </table:table-cell>
          <table:table-cell table:formula="of:=[.T32]" office:value-type="float" office:value="29.0721402517848" calcext:value-type="float">
            <text:p>29.0721402518</text:p>
          </table:table-cell>
          <table:table-cell table:formula="of:=[.D31]-[.F31]" office:value-type="float" office:value="0.00247591150214177" calcext:value-type="float">
            <text:p>0.0024759115</text:p>
          </table:table-cell>
          <table:table-cell table:formula="of:=[.E31]-[.F31]" office:value-type="float" office:value="-0.000398058012720526" calcext:value-type="float">
            <text:p>-0.000398058</text:p>
          </table:table-cell>
          <table:table-cell table:formula="of:=[.G31]*[.G31]+[.H31]*[.H31]" office:value-type="float" office:value="0.00000628858794792893" calcext:value-type="float">
            <text:p>6.28858794792893E-006</text:p>
          </table:table-cell>
          <table:table-cell table:number-columns-repeated="9"/>
          <table:table-cell office:value-type="float" office:value="1.47966747788262" calcext:value-type="float">
            <text:p>1.4796674779</text:p>
          </table:table-cell>
          <table:table-cell table:formula="of:=2*ASIN([.$T$4]/(2*[.S31]))*180/3.141592654" office:value-type="float" office:value="28.4722328963085" calcext:value-type="float">
            <text:p>28.47223289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7.243494547694" calcext:value-type="float">
            <text:p>157.2434945477</text:p>
          </table:table-cell>
          <table:table-cell office:value-type="float" office:value="157.702255330076" calcext:value-type="float">
            <text:p>157.7022553301</text:p>
          </table:table-cell>
          <table:table-cell table:formula="of:=ATAN2([.B$3]+[.B$4]*[.B32]*[.B32];[.B32])*180/3.1415926" office:value-type="float" office:value="29.6628931727745" calcext:value-type="float">
            <text:p>29.6628931728</text:p>
          </table:table-cell>
          <table:table-cell table:formula="of:=ATAN2([.C$3]+[.C$4]*[.C32]*[.C32];[.C32])*180/3.1415926" office:value-type="float" office:value="29.6608785727688" calcext:value-type="float">
            <text:p>29.6608785728</text:p>
          </table:table-cell>
          <table:table-cell table:formula="of:=[.T33]" office:value-type="float" office:value="29.6609559738889" calcext:value-type="float">
            <text:p>29.6609559739</text:p>
          </table:table-cell>
          <table:table-cell table:formula="of:=[.D32]-[.F32]" office:value-type="float" office:value="0.00193719888554256" calcext:value-type="float">
            <text:p>0.0019371989</text:p>
          </table:table-cell>
          <table:table-cell table:formula="of:=[.E32]-[.F32]" office:value-type="float" office:value="-0.0000774011201194469" calcext:value-type="float">
            <text:p>-7.74011201194469E-005</text:p>
          </table:table-cell>
          <table:table-cell table:formula="of:=[.G32]*[.G32]+[.H32]*[.H32]" office:value-type="float" office:value="0.00000375873045554307" calcext:value-type="float">
            <text:p>3.75873045554307E-006</text:p>
          </table:table-cell>
          <table:table-cell table:number-columns-repeated="9"/>
          <table:table-cell office:value-type="float" office:value="1.44977212392134" calcext:value-type="float">
            <text:p>1.4497721239</text:p>
          </table:table-cell>
          <table:table-cell table:formula="of:=2*ASIN([.$T$4]/(2*[.S32]))*180/3.141592654" office:value-type="float" office:value="29.0721402517848" calcext:value-type="float">
            <text:p>29.07214025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.971305878064" calcext:value-type="float">
            <text:p>160.9713058781</text:p>
          </table:table-cell>
          <table:table-cell office:value-type="float" office:value="161.428922582436" calcext:value-type="float">
            <text:p>161.4289225824</text:p>
          </table:table-cell>
          <table:table-cell table:formula="of:=ATAN2([.B$3]+[.B$4]*[.B33]*[.B33];[.B33])*180/3.1415926" office:value-type="float" office:value="30.2409094359553" calcext:value-type="float">
            <text:p>30.240909436</text:p>
          </table:table-cell>
          <table:table-cell table:formula="of:=ATAN2([.C$3]+[.C$4]*[.C33]*[.C33];[.C33])*180/3.1415926" office:value-type="float" office:value="30.2388678248375" calcext:value-type="float">
            <text:p>30.2388678248</text:p>
          </table:table-cell>
          <table:table-cell table:formula="of:=[.T34]" office:value-type="float" office:value="30.2393323886732" calcext:value-type="float">
            <text:p>30.2393323887</text:p>
          </table:table-cell>
          <table:table-cell table:formula="of:=[.D33]-[.F33]" office:value-type="float" office:value="0.00157704728211527" calcext:value-type="float">
            <text:p>0.0015770473</text:p>
          </table:table-cell>
          <table:table-cell table:formula="of:=[.E33]-[.F33]" office:value-type="float" office:value="-0.000464563835727461" calcext:value-type="float">
            <text:p>-0.0004645638</text:p>
          </table:table-cell>
          <table:table-cell table:formula="of:=[.G33]*[.G33]+[.H33]*[.H33]" office:value-type="float" office:value="0.00000270289768749298" calcext:value-type="float">
            <text:p>2.70289768749298E-006</text:p>
          </table:table-cell>
          <table:table-cell table:number-columns-repeated="9"/>
          <table:table-cell office:value-type="float" office:value="1.42161852887264" calcext:value-type="float">
            <text:p>1.4216185289</text:p>
          </table:table-cell>
          <table:table-cell table:formula="of:=2*ASIN([.$T$4]/(2*[.S33]))*180/3.141592654" office:value-type="float" office:value="29.6609559738889" calcext:value-type="float">
            <text:p>29.66095597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4.723803730957" calcext:value-type="float">
            <text:p>164.723803731</text:p>
          </table:table-cell>
          <table:table-cell office:value-type="float" office:value="165.19445733126" calcext:value-type="float">
            <text:p>165.1944573313</text:p>
          </table:table-cell>
          <table:table-cell table:formula="of:=ATAN2([.B$3]+[.B$4]*[.B34]*[.B34];[.B34])*180/3.1415926" office:value-type="float" office:value="30.8157763076655" calcext:value-type="float">
            <text:p>30.8157763077</text:p>
          </table:table-cell>
          <table:table-cell table:formula="of:=ATAN2([.C$3]+[.C$4]*[.C34]*[.C34];[.C34])*180/3.1415926" office:value-type="float" office:value="30.8159999696704" calcext:value-type="float">
            <text:p>30.8159999697</text:p>
          </table:table-cell>
          <table:table-cell table:number-columns-repeated="13"/>
          <table:table-cell office:value-type="float" office:value="1.39504387668266" calcext:value-type="float">
            <text:p>1.3950438767</text:p>
          </table:table-cell>
          <table:table-cell table:formula="of:=2*ASIN([.$T$4]/(2*[.S34]))*180/3.141592654" office:value-type="float" office:value="30.2393323886732" calcext:value-type="float">
            <text:p>30.23933238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8.370925414807" calcext:value-type="float">
            <text:p>168.3709254148</text:p>
          </table:table-cell>
          <table:table-cell office:value-type="float" office:value="168.830504449142" calcext:value-type="float">
            <text:p>168.8305044491</text:p>
          </table:table-cell>
          <table:table-cell table:formula="of:=ATAN2([.B$3]+[.B$4]*[.B35]*[.B35];[.B35])*180/3.1415926" office:value-type="float" office:value="31.3677989677803" calcext:value-type="float">
            <text:p>31.3677989678</text:p>
          </table:table-cell>
          <table:table-cell table:formula="of:=ATAN2([.C$3]+[.C$4]*[.C35]*[.C35];[.C35])*180/3.1415926" office:value-type="float" office:value="31.3667232617001" calcext:value-type="float">
            <text:p>31.3667232617</text:p>
          </table:table-cell>
          <table:table-cell table:formula="of:=[.T36]" office:value-type="float" office:value="31.3670839347226" calcext:value-type="float">
            <text:p>31.3670839347</text:p>
          </table:table-cell>
          <table:table-cell table:formula="of:=[.D35]-[.F35]" office:value-type="float" office:value="0.000715033057776537" calcext:value-type="float">
            <text:p>0.0007150331</text:p>
          </table:table-cell>
          <table:table-cell table:formula="of:=[.E35]-[.F35]" office:value-type="float" office:value="-0.000360673022424152" calcext:value-type="float">
            <text:p>-0.000360673</text:p>
          </table:table-cell>
          <table:table-cell table:formula="of:=[.G35]*[.G35]+[.H35]*[.H35]" office:value-type="float" office:value="0.000000641357302817838" calcext:value-type="float">
            <text:p>6.41357302817838E-007</text:p>
          </table:table-cell>
          <table:table-cell table:number-columns-repeated="9"/>
          <table:table-cell office:value-type="float" office:value="1.36990589200349" calcext:value-type="float">
            <text:p>1.369905892</text:p>
          </table:table-cell>
          <table:table-cell table:formula="of:=2*ASIN([.$T$4]/(2*[.S35]))*180/3.141592654" office:value-type="float" office:value="30.8078617979975" calcext:value-type="float">
            <text:p>30.8078617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5.7074296722" calcext:value-type="float">
            <text:p>175.7074296722</text:p>
          </table:table-cell>
          <table:table-cell office:value-type="float" office:value="176.175304336063" calcext:value-type="float">
            <text:p>176.1753043361</text:p>
          </table:table-cell>
          <table:table-cell table:formula="of:=ATAN2([.B$3]+[.B$4]*[.B36]*[.B36];[.B36])*180/3.1415926" office:value-type="float" office:value="32.4582848930988" calcext:value-type="float">
            <text:p>32.4582848931</text:p>
          </table:table-cell>
          <table:table-cell table:formula="of:=ATAN2([.C$3]+[.C$4]*[.C36]*[.C36];[.C36])*180/3.1415926" office:value-type="float" office:value="32.459560574165" calcext:value-type="float">
            <text:p>32.4595605742</text:p>
          </table:table-cell>
          <table:table-cell table:formula="of:=[.T37]" office:value-type="float" office:value="32.4595393740308" calcext:value-type="float">
            <text:p>32.459539374</text:p>
          </table:table-cell>
          <table:table-cell table:formula="of:=[.D36]-[.F36]" office:value-type="float" office:value="-0.00125448093191238" calcext:value-type="float">
            <text:p>-0.0012544809</text:p>
          </table:table-cell>
          <table:table-cell table:formula="of:=[.E36]-[.F36]" office:value-type="float" office:value="0.0000212001342632107" calcext:value-type="float">
            <text:p>2.12001342632107E-005</text:p>
          </table:table-cell>
          <table:table-cell table:formula="of:=[.G36]*[.G36]+[.H36]*[.H36]" office:value-type="float" office:value="0.00000157417185422454" calcext:value-type="float">
            <text:p>1.57417185422454E-006</text:p>
          </table:table-cell>
          <table:table-cell table:number-columns-repeated="9"/>
          <table:table-cell office:value-type="float" office:value="1.34607962415618" calcext:value-type="float">
            <text:p>1.3460796242</text:p>
          </table:table-cell>
          <table:table-cell table:formula="of:=2*ASIN([.$T$4]/(2*[.S36]))*180/3.141592654" office:value-type="float" office:value="31.3670839347226" calcext:value-type="float">
            <text:p>31.36708393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9.359274314915" calcext:value-type="float">
            <text:p>179.3592743149</text:p>
          </table:table-cell>
          <table:table-cell office:value-type="float" office:value="179.830998906787" calcext:value-type="float">
            <text:p>179.8309989068</text:p>
          </table:table-cell>
          <table:table-cell table:formula="of:=ATAN2([.B$3]+[.B$4]*[.B37]*[.B37];[.B37])*180/3.1415926" office:value-type="float" office:value="32.9911889522099" calcext:value-type="float">
            <text:p>32.9911889522</text:p>
          </table:table-cell>
          <table:table-cell table:formula="of:=ATAN2([.C$3]+[.C$4]*[.C37]*[.C37];[.C37])*180/3.1415926" office:value-type="float" office:value="32.993743970189" calcext:value-type="float">
            <text:p>32.9937439702</text:p>
          </table:table-cell>
          <table:table-cell table:number-columns-repeated="13"/>
          <table:table-cell office:value-type="float" office:value="1.30193380093445" calcext:value-type="float">
            <text:p>1.3019338009</text:p>
          </table:table-cell>
          <table:table-cell table:formula="of:=2*ASIN([.$T$4]/(2*[.S37]))*180/3.141592654" office:value-type="float" office:value="32.4595393740308" calcext:value-type="float">
            <text:p>32.4595393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019151902" calcext:value-type="float">
            <text:p>183.0019151902</text:p>
          </table:table-cell>
          <table:table-cell office:value-type="float" office:value="183.471091832041" calcext:value-type="float">
            <text:p>183.471091832</text:p>
          </table:table-cell>
          <table:table-cell table:formula="of:=ATAN2([.B$3]+[.B$4]*[.B38]*[.B38];[.B38])*180/3.1415926" office:value-type="float" office:value="33.5162262814534" calcext:value-type="float">
            <text:p>33.5162262815</text:p>
          </table:table-cell>
          <table:table-cell table:formula="of:=ATAN2([.C$3]+[.C$4]*[.C38]*[.C38];[.C38])*180/3.1415926" office:value-type="float" office:value="33.5192382977451" calcext:value-type="float">
            <text:p>33.5192382977</text:p>
          </table:table-cell>
          <table:table-cell table:formula="of:=[.T39]" office:value-type="float" office:value="33.5201826210537" calcext:value-type="float">
            <text:p>33.5201826211</text:p>
          </table:table-cell>
          <table:table-cell table:formula="of:=[.D38]-[.F38]" office:value-type="float" office:value="-0.00395633960029329" calcext:value-type="float">
            <text:p>-0.0039563396</text:p>
          </table:table-cell>
          <table:table-cell table:formula="of:=[.E38]-[.F38]" office:value-type="float" office:value="-0.000944323308516459" calcext:value-type="float">
            <text:p>-0.0009443233</text:p>
          </table:table-cell>
          <table:table-cell table:formula="of:=[.G38]*[.G38]+[.H38]*[.H38]" office:value-type="float" office:value="0.0000165443695438563" calcext:value-type="float">
            <text:p>1.65443695438563E-005</text:p>
          </table:table-cell>
          <table:table-cell table:number-columns-repeated="9"/>
          <table:table-cell office:value-type="float" office:value="1.281429625" calcext:value-type="float">
            <text:p>1.281429625</text:p>
          </table:table-cell>
          <table:table-cell table:formula="of:=2*ASIN([.$T$4]/(2*[.S38]))*180/3.141592654" office:value-type="float" office:value="32.9936415195738" calcext:value-type="float">
            <text:p>32.99364151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.647708910009" calcext:value-type="float">
            <text:p>186.64770891</text:p>
          </table:table-cell>
          <table:table-cell office:value-type="float" office:value="187.121670083949" calcext:value-type="float">
            <text:p>187.1216700839</text:p>
          </table:table-cell>
          <table:table-cell table:formula="of:=ATAN2([.B$3]+[.B$4]*[.B39]*[.B39];[.B39])*180/3.1415926" office:value-type="float" office:value="34.0352229219797" calcext:value-type="float">
            <text:p>34.035222922</text:p>
          </table:table-cell>
          <table:table-cell table:formula="of:=ATAN2([.C$3]+[.C$4]*[.C39]*[.C39];[.C39])*180/3.1415926" office:value-type="float" office:value="34.0398498706576" calcext:value-type="float">
            <text:p>34.0398498707</text:p>
          </table:table-cell>
          <table:table-cell table:formula="of:=[.T40]" office:value-type="float" office:value="34.0395176549756" calcext:value-type="float">
            <text:p>34.039517655</text:p>
          </table:table-cell>
          <table:table-cell table:formula="of:=[.D39]-[.F39]" office:value-type="float" office:value="-0.00429473299585936" calcext:value-type="float">
            <text:p>-0.004294733</text:p>
          </table:table-cell>
          <table:table-cell table:formula="of:=[.E39]-[.F39]" office:value-type="float" office:value="0.000332215682000481" calcext:value-type="float">
            <text:p>0.0003322157</text:p>
          </table:table-cell>
          <table:table-cell table:formula="of:=[.G39]*[.G39]+[.H39]*[.H39]" office:value-type="float" office:value="0.0000185550987650902" calcext:value-type="float">
            <text:p>1.85550987650902E-005</text:p>
          </table:table-cell>
          <table:table-cell table:number-columns-repeated="9"/>
          <table:table-cell office:value-type="float" office:value="1.2618646650107" calcext:value-type="float">
            <text:p>1.261864665</text:p>
          </table:table-cell>
          <table:table-cell table:formula="of:=2*ASIN([.$T$4]/(2*[.S39]))*180/3.141592654" office:value-type="float" office:value="33.5201826210537" calcext:value-type="float">
            <text:p>33.52018262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0.281769602465" calcext:value-type="float">
            <text:p>190.2817696025</text:p>
          </table:table-cell>
          <table:table-cell office:value-type="float" office:value="190.761569866072" calcext:value-type="float">
            <text:p>190.7615698661</text:p>
          </table:table-cell>
          <table:table-cell table:formula="of:=ATAN2([.B$3]+[.B$4]*[.B40]*[.B40];[.B40])*180/3.1415926" office:value-type="float" office:value="34.5461149099328" calcext:value-type="float">
            <text:p>34.5461149099</text:p>
          </table:table-cell>
          <table:table-cell table:formula="of:=ATAN2([.C$3]+[.C$4]*[.C40]*[.C40];[.C40])*180/3.1415926" office:value-type="float" office:value="34.5525912866049" calcext:value-type="float">
            <text:p>34.5525912866</text:p>
          </table:table-cell>
          <table:table-cell table:formula="of:=[.T41]" office:value-type="float" office:value="34.5519756241544" calcext:value-type="float">
            <text:p>34.5519756242</text:p>
          </table:table-cell>
          <table:table-cell table:formula="of:=[.D40]-[.F40]" office:value-type="float" office:value="-0.00586071422159051" calcext:value-type="float">
            <text:p>-0.0058607142</text:p>
          </table:table-cell>
          <table:table-cell table:formula="of:=[.E40]-[.F40]" office:value-type="float" office:value="0.000615662450556442" calcext:value-type="float">
            <text:p>0.0006156625</text:p>
          </table:table-cell>
          <table:table-cell table:formula="of:=[.G40]*[.G40]+[.H40]*[.H40]" office:value-type="float" office:value="0.0000347270114401784" calcext:value-type="float">
            <text:p>0.000034727</text:p>
          </table:table-cell>
          <table:table-cell table:number-columns-repeated="9"/>
          <table:table-cell office:value-type="float" office:value="1.2431693401578" calcext:value-type="float">
            <text:p>1.2431693402</text:p>
          </table:table-cell>
          <table:table-cell table:formula="of:=2*ASIN([.$T$4]/(2*[.S40]))*180/3.141592654" office:value-type="float" office:value="34.0395176549756" calcext:value-type="float">
            <text:p>34.0395176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3.911144979352" calcext:value-type="float">
            <text:p>193.9111449794</text:p>
          </table:table-cell>
          <table:table-cell office:value-type="float" office:value="194.392837377544" calcext:value-type="float">
            <text:p>194.3928373775</text:p>
          </table:table-cell>
          <table:table-cell table:formula="of:=ATAN2([.B$3]+[.B$4]*[.B41]*[.B41];[.B41])*180/3.1415926" office:value-type="float" office:value="35.0499720445947" calcext:value-type="float">
            <text:p>35.0499720446</text:p>
          </table:table-cell>
          <table:table-cell table:formula="of:=ATAN2([.C$3]+[.C$4]*[.C41]*[.C41];[.C41])*180/3.1415926" office:value-type="float" office:value="35.0578346789065" calcext:value-type="float">
            <text:p>35.0578346789</text:p>
          </table:table-cell>
          <table:table-cell table:formula="of:=[.T42]" office:value-type="float" office:value="35.0578621438559" calcext:value-type="float">
            <text:p>35.0578621439</text:p>
          </table:table-cell>
          <table:table-cell table:formula="of:=[.D41]-[.F41]" office:value-type="float" office:value="-0.00789009926126028" calcext:value-type="float">
            <text:p>-0.0078900993</text:p>
          </table:table-cell>
          <table:table-cell table:formula="of:=[.E41]-[.F41]" office:value-type="float" office:value="-0.0000274649494329537" calcext:value-type="float">
            <text:p>-2.74649494329537E-005</text:p>
          </table:table-cell>
          <table:table-cell table:formula="of:=[.G41]*[.G41]+[.H41]*[.H41]" office:value-type="float" office:value="0.0000622544206759873" calcext:value-type="float">
            <text:p>6.22544206759873E-005</text:p>
          </table:table-cell>
          <table:table-cell table:number-columns-repeated="9"/>
          <table:table-cell office:value-type="float" office:value="1.22528107891891" calcext:value-type="float">
            <text:p>1.2252810789</text:p>
          </table:table-cell>
          <table:table-cell table:formula="of:=2*ASIN([.$T$4]/(2*[.S41]))*180/3.141592654" office:value-type="float" office:value="34.5519756241544" calcext:value-type="float">
            <text:p>34.55197562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7.541179908576" calcext:value-type="float">
            <text:p>197.5411799086</text:p>
          </table:table-cell>
          <table:table-cell office:value-type="float" office:value="198.02975039013" calcext:value-type="float">
            <text:p>198.0297503901</text:p>
          </table:table-cell>
          <table:table-cell table:formula="of:=ATAN2([.B$3]+[.B$4]*[.B42]*[.B42];[.B42])*180/3.1415926" office:value-type="float" office:value="35.5475854858556" calcext:value-type="float">
            <text:p>35.5475854859</text:p>
          </table:table-cell>
          <table:table-cell table:formula="of:=ATAN2([.C$3]+[.C$4]*[.C42]*[.C42];[.C42])*180/3.1415926" office:value-type="float" office:value="35.5576109439859" calcext:value-type="float">
            <text:p>35.557610944</text:p>
          </table:table-cell>
          <table:table-cell table:formula="of:=[.T43]" office:value-type="float" office:value="35.5574617063479" calcext:value-type="float">
            <text:p>35.5574617063</text:p>
          </table:table-cell>
          <table:table-cell table:formula="of:=[.D42]-[.F42]" office:value-type="float" office:value="-0.00987622049237302" calcext:value-type="float">
            <text:p>-0.0098762205</text:p>
          </table:table-cell>
          <table:table-cell table:formula="of:=[.E42]-[.F42]" office:value-type="float" office:value="0.000149237637913302" calcext:value-type="float">
            <text:p>0.0001492376</text:p>
          </table:table-cell>
          <table:table-cell table:formula="of:=[.G42]*[.G42]+[.H42]*[.H42]" office:value-type="float" office:value="0.0000975620030865388" calcext:value-type="float">
            <text:p>0.000097562</text:p>
          </table:table-cell>
          <table:table-cell table:number-columns-repeated="9"/>
          <table:table-cell office:value-type="float" office:value="1.20814343660111" calcext:value-type="float">
            <text:p>1.2081434366</text:p>
          </table:table-cell>
          <table:table-cell table:formula="of:=2*ASIN([.$T$4]/(2*[.S42]))*180/3.141592654" office:value-type="float" office:value="35.0578621438559" calcext:value-type="float">
            <text:p>35.05786214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.175657371728" calcext:value-type="float">
            <text:p>201.1756573717</text:p>
          </table:table-cell>
          <table:table-cell office:value-type="float" office:value="201.676410497176" calcext:value-type="float">
            <text:p>201.6764104972</text:p>
          </table:table-cell>
          <table:table-cell table:formula="of:=ATAN2([.B$3]+[.B$4]*[.B43]*[.B43];[.B43])*180/3.1415926" office:value-type="float" office:value="36.0395020246342" calcext:value-type="float">
            <text:p>36.0395020246</text:p>
          </table:table-cell>
          <table:table-cell table:formula="of:=ATAN2([.C$3]+[.C$4]*[.C43]*[.C43];[.C43])*180/3.1415926" office:value-type="float" office:value="36.0524837031997" calcext:value-type="float">
            <text:p>36.0524837032</text:p>
          </table:table-cell>
          <table:table-cell table:formula="of:=[.T44]" office:value-type="float" office:value="36.0510396714042" calcext:value-type="float">
            <text:p>36.0510396714</text:p>
          </table:table-cell>
          <table:table-cell table:formula="of:=[.D43]-[.F43]" office:value-type="float" office:value="-0.0115376467700017" calcext:value-type="float">
            <text:p>-0.0115376468</text:p>
          </table:table-cell>
          <table:table-cell table:formula="of:=[.E43]-[.F43]" office:value-type="float" office:value="0.00144403179547226" calcext:value-type="float">
            <text:p>0.0014440318</text:p>
          </table:table-cell>
          <table:table-cell table:formula="of:=[.G43]*[.G43]+[.H43]*[.H43]" office:value-type="float" office:value="0.000135202520815665" calcext:value-type="float">
            <text:p>0.0001352025</text:p>
          </table:table-cell>
          <table:table-cell table:number-columns-repeated="9"/>
          <table:table-cell office:value-type="float" office:value="1.19170534498102" calcext:value-type="float">
            <text:p>1.191705345</text:p>
          </table:table-cell>
          <table:table-cell table:formula="of:=2*ASIN([.$T$4]/(2*[.S43]))*180/3.141592654" office:value-type="float" office:value="35.5574617063479" calcext:value-type="float">
            <text:p>35.55746170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4.81357614865" calcext:value-type="float">
            <text:p>204.8135761487</text:p>
          </table:table-cell>
          <table:table-cell office:value-type="float" office:value="205.304472313866" calcext:value-type="float">
            <text:p>205.3044723139</text:p>
          </table:table-cell>
          <table:table-cell table:formula="of:=ATAN2([.B$3]+[.B$4]*[.B44]*[.B44];[.B44])*180/3.1415926" office:value-type="float" office:value="36.5256100771165" calcext:value-type="float">
            <text:p>36.5256100771</text:p>
          </table:table-cell>
          <table:table-cell table:formula="of:=ATAN2([.C$3]+[.C$4]*[.C44]*[.C44];[.C44])*180/3.1415926" office:value-type="float" office:value="36.5386712283155" calcext:value-type="float">
            <text:p>36.5386712283</text:p>
          </table:table-cell>
          <table:table-cell table:formula="of:=[.T45]" office:value-type="float" office:value="36.5388440222268" calcext:value-type="float">
            <text:p>36.5388440222</text:p>
          </table:table-cell>
          <table:table-cell table:formula="of:=[.D44]-[.F44]" office:value-type="float" office:value="-0.0132339451102297" calcext:value-type="float">
            <text:p>-0.0132339451</text:p>
          </table:table-cell>
          <table:table-cell table:formula="of:=[.E44]-[.F44]" office:value-type="float" office:value="-0.000172793911254132" calcext:value-type="float">
            <text:p>-0.0001727939</text:p>
          </table:table-cell>
          <table:table-cell table:formula="of:=[.G44]*[.G44]+[.H44]*[.H44]" office:value-type="float" office:value="0.000175167160916339" calcext:value-type="float">
            <text:p>0.0001751672</text:p>
          </table:table-cell>
          <table:table-cell table:number-columns-repeated="9"/>
          <table:table-cell office:value-type="float" office:value="1.17592047129141" calcext:value-type="float">
            <text:p>1.1759204713</text:p>
          </table:table-cell>
          <table:table-cell table:formula="of:=2*ASIN([.$T$4]/(2*[.S44]))*180/3.141592654" office:value-type="float" office:value="36.0510396714042" calcext:value-type="float">
            <text:p>36.05103967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8.453418402749" calcext:value-type="float">
            <text:p>208.4534184027</text:p>
          </table:table-cell>
          <table:table-cell office:value-type="float" office:value="208.949263067195" calcext:value-type="float">
            <text:p>208.9492630672</text:p>
          </table:table-cell>
          <table:table-cell table:formula="of:=ATAN2([.B$3]+[.B$4]*[.B45]*[.B45];[.B45])*180/3.1415926" office:value-type="float" office:value="37.0057400736931" calcext:value-type="float">
            <text:p>37.0057400737</text:p>
          </table:table-cell>
          <table:table-cell table:formula="of:=ATAN2([.C$3]+[.C$4]*[.C45]*[.C45];[.C45])*180/3.1415926" office:value-type="float" office:value="37.0209573757178" calcext:value-type="float">
            <text:p>37.0209573757</text:p>
          </table:table-cell>
          <table:table-cell table:formula="of:=[.T46]" office:value-type="float" office:value="37.021106919704" calcext:value-type="float">
            <text:p>37.0211069197</text:p>
          </table:table-cell>
          <table:table-cell table:formula="of:=[.D45]-[.F45]" office:value-type="float" office:value="-0.0153668460108918" calcext:value-type="float">
            <text:p>-0.015366846</text:p>
          </table:table-cell>
          <table:table-cell table:formula="of:=[.E45]-[.F45]" office:value-type="float" office:value="-0.000149543986204037" calcext:value-type="float">
            <text:p>-0.000149544</text:p>
          </table:table-cell>
          <table:table-cell table:formula="of:=[.G45]*[.G45]+[.H45]*[.H45]" office:value-type="float" office:value="0.00023616231972627" calcext:value-type="float">
            <text:p>0.0002361623</text:p>
          </table:table-cell>
          <table:table-cell table:number-columns-repeated="9"/>
          <table:table-cell office:value-type="float" office:value="1.16074666820802" calcext:value-type="float">
            <text:p>1.1607466682</text:p>
          </table:table-cell>
          <table:table-cell table:formula="of:=2*ASIN([.$T$4]/(2*[.S45]))*180/3.141592654" office:value-type="float" office:value="36.5388440222268" calcext:value-type="float">
            <text:p>36.53884402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2.102725680876" calcext:value-type="float">
            <text:p>212.1027256809</text:p>
          </table:table-cell>
          <table:table-cell office:value-type="float" office:value="212.598064604336" calcext:value-type="float">
            <text:p>212.5980646043</text:p>
          </table:table-cell>
          <table:table-cell table:formula="of:=ATAN2([.B$3]+[.B$4]*[.B46]*[.B46];[.B46])*180/3.1415926" office:value-type="float" office:value="37.4809073207655" calcext:value-type="float">
            <text:p>37.4809073208</text:p>
          </table:table-cell>
          <table:table-cell table:formula="of:=ATAN2([.C$3]+[.C$4]*[.C46]*[.C46];[.C46])*180/3.1415926" office:value-type="float" office:value="37.4976543112312" calcext:value-type="float">
            <text:p>37.4976543112</text:p>
          </table:table-cell>
          <table:table-cell table:formula="of:=[.T47]" office:value-type="float" office:value="37.4980460825944" calcext:value-type="float">
            <text:p>37.4980460826</text:p>
          </table:table-cell>
          <table:table-cell table:formula="of:=[.D46]-[.F46]" office:value-type="float" office:value="-0.0171387618288676" calcext:value-type="float">
            <text:p>-0.0171387618</text:p>
          </table:table-cell>
          <table:table-cell table:formula="of:=[.E46]-[.F46]" office:value-type="float" office:value="-0.00039177136318358" calcext:value-type="float">
            <text:p>-0.0003917714</text:p>
          </table:table-cell>
          <table:table-cell table:formula="of:=[.G46]*[.G46]+[.H46]*[.H46]" office:value-type="float" office:value="0.000293890641827661" calcext:value-type="float">
            <text:p>0.0002938906</text:p>
          </table:table-cell>
          <table:table-cell table:number-columns-repeated="9"/>
          <table:table-cell office:value-type="float" office:value="1.14614549995283" calcext:value-type="float">
            <text:p>1.1461455</text:p>
          </table:table-cell>
          <table:table-cell table:formula="of:=2*ASIN([.$T$4]/(2*[.S46]))*180/3.141592654" office:value-type="float" office:value="37.021106919704" calcext:value-type="float">
            <text:p>37.02110691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9.422410190771" calcext:value-type="float">
            <text:p>219.4224101908</text:p>
          </table:table-cell>
          <table:table-cell office:value-type="float" office:value="219.923746322931" calcext:value-type="float">
            <text:p>219.9237463229</text:p>
          </table:table-cell>
          <table:table-cell table:formula="of:=ATAN2([.B$3]+[.B$4]*[.B47]*[.B47];[.B47])*180/3.1415926" office:value-type="float" office:value="38.4154493525645" calcext:value-type="float">
            <text:p>38.4154493526</text:p>
          </table:table-cell>
          <table:table-cell table:formula="of:=ATAN2([.C$3]+[.C$4]*[.C47]*[.C47];[.C47])*180/3.1415926" office:value-type="float" office:value="38.4364319366129" calcext:value-type="float">
            <text:p>38.4364319366</text:p>
          </table:table-cell>
          <table:table-cell table:formula="of:=[.T49]" office:value-type="float" office:value="38.436759113972" calcext:value-type="float">
            <text:p>38.436759114</text:p>
          </table:table-cell>
          <table:table-cell table:formula="of:=[.D47]-[.F47]" office:value-type="float" office:value="-0.0213097614074513" calcext:value-type="float">
            <text:p>-0.0213097614</text:p>
          </table:table-cell>
          <table:table-cell table:formula="of:=[.E47]-[.F47]" office:value-type="float" office:value="-0.000327177359096709" calcext:value-type="float">
            <text:p>-0.0003271774</text:p>
          </table:table-cell>
          <table:table-cell table:formula="of:=[.G47]*[.G47]+[.H47]*[.H47]" office:value-type="float" office:value="0.000454212976266808" calcext:value-type="float">
            <text:p>0.000454213</text:p>
          </table:table-cell>
          <table:table-cell table:number-columns-repeated="9"/>
          <table:table-cell office:value-type="float" office:value="1.13208183237015" calcext:value-type="float">
            <text:p>1.1320818324</text:p>
          </table:table-cell>
          <table:table-cell table:formula="of:=2*ASIN([.$T$4]/(2*[.S47]))*180/3.141592654" office:value-type="float" office:value="37.4980460825944" calcext:value-type="float">
            <text:p>37.49804608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6.764368975602" calcext:value-type="float">
            <text:p>226.7643689756</text:p>
          </table:table-cell>
          <table:table-cell office:value-type="float" office:value="227.250473930995" calcext:value-type="float">
            <text:p>227.250473931</text:p>
          </table:table-cell>
          <table:table-cell table:formula="of:=ATAN2([.B$3]+[.B$4]*[.B48]*[.B48];[.B48])*180/3.1415926" office:value-type="float" office:value="39.3283599052717" calcext:value-type="float">
            <text:p>39.3283599053</text:p>
          </table:table-cell>
          <table:table-cell table:formula="of:=ATAN2([.C$3]+[.C$4]*[.C48]*[.C48];[.C48])*180/3.1415926" office:value-type="float" office:value="39.3512872467599" calcext:value-type="float">
            <text:p>39.3512872468</text:p>
          </table:table-cell>
          <table:table-cell table:formula="of:=[.T51]" office:value-type="float" office:value="39.356479591357" calcext:value-type="float">
            <text:p>39.3564795914</text:p>
          </table:table-cell>
          <table:table-cell table:formula="of:=[.D48]-[.F48]" office:value-type="float" office:value="-0.0281196860853683" calcext:value-type="float">
            <text:p>-0.0281196861</text:p>
          </table:table-cell>
          <table:table-cell table:formula="of:=[.E48]-[.F48]" office:value-type="float" office:value="-0.00519234459709139" calcext:value-type="float">
            <text:p>-0.0051923446</text:p>
          </table:table-cell>
          <table:table-cell table:formula="of:=[.G48]*[.G48]+[.H48]*[.H48]" office:value-type="float" office:value="0.0008176771879546" calcext:value-type="float">
            <text:p>0.0008176772</text:p>
          </table:table-cell>
          <table:table-cell table:number-columns-repeated="9"/>
          <table:table-cell office:value-type="float" office:value="1.1185234770136" calcext:value-type="float">
            <text:p>1.118523477</text:p>
          </table:table-cell>
          <table:table-cell table:formula="of:=2*ASIN([.$T$4]/(2*[.S48]))*180/3.141592654" office:value-type="float" office:value="37.9698660168833" calcext:value-type="float">
            <text:p>37.96986601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.159991467517" calcext:value-type="float">
            <text:p>234.1599914675</text:p>
          </table:table-cell>
          <table:table-cell office:value-type="float" office:value="234.650133431023" calcext:value-type="float">
            <text:p>234.650133431</text:p>
          </table:table-cell>
          <table:table-cell table:formula="of:=ATAN2([.B$3]+[.B$4]*[.B49]*[.B49];[.B49])*180/3.1415926" office:value-type="float" office:value="40.2236441028324" calcext:value-type="float">
            <text:p>40.2236441028</text:p>
          </table:table-cell>
          <table:table-cell table:formula="of:=ATAN2([.C$3]+[.C$4]*[.C49]*[.C49];[.C49])*180/3.1415926" office:value-type="float" office:value="40.2512948871119" calcext:value-type="float">
            <text:p>40.2512948871</text:p>
          </table:table-cell>
          <table:table-cell table:number-columns-repeated="13"/>
          <table:table-cell office:value-type="float" office:value="1.10544088103034" calcext:value-type="float">
            <text:p>1.105440881</text:p>
          </table:table-cell>
          <table:table-cell table:formula="of:=2*ASIN([.$T$4]/(2*[.S49]))*180/3.141592654" office:value-type="float" office:value="38.436759113972" calcext:value-type="float">
            <text:p>38.436759114</text:p>
          </table:table-cell>
        </table:table-row>
        <table:table-row table:style-name="ro1">
          <table:table-cell/>
          <table:table-cell table:style-name="Default"/>
          <table:table-cell table:style-name="ce2"/>
          <table:table-cell table:number-columns-repeated="15"/>
          <table:table-cell office:value-type="float" office:value="1.0928068560372" calcext:value-type="float">
            <text:p>1.092806856</text:p>
          </table:table-cell>
          <table:table-cell table:formula="of:=2*ASIN([.$T$4]/(2*[.S50]))*180/3.141592654" office:value-type="float" office:value="38.8989066344011" calcext:value-type="float">
            <text:p>38.8989066344</text:p>
          </table:table-cell>
        </table:table-row>
        <table:table-row table:style-name="ro1">
          <table:table-cell/>
          <table:table-cell table:style-name="ce2"/>
          <table:table-cell table:style-name="Default"/>
          <table:table-cell table:number-columns-repeated="15"/>
          <table:table-cell office:value-type="float" office:value="1.08059634032412" calcext:value-type="float">
            <text:p>1.0805963403</text:p>
          </table:table-cell>
          <table:table-cell table:formula="of:=2*ASIN([.$T$4]/(2*[.S51]))*180/3.141592654" office:value-type="float" office:value="39.356479591357" calcext:value-type="float">
            <text:p>39.3564795914</text:p>
          </table:table-cell>
        </table:table-row>
      </table:table>
      <table:table table:name="Sheet2" table:style-name="ta1">
        <table:shapes>
          <draw:frame draw:z-index="0" draw:style-name="gr1" draw:text-style-name="P1" svg:width="8.1909in" svg:height="6.9051in" svg:x="7.6354in" svg:y="1.1039in">
            <draw:object draw:notify-on-update-of-ranges="Sheet2.F8:Sheet2.F49 Sheet2.G7:Sheet2.G7 Sheet2.G8:Sheet2.G49 Sheet2.F8:Sheet2.F49 Sheet2.H7:Sheet2.H7 Sheet2.H8:Sheet2.H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formula="of:=[.B4]*230*230" office:value-type="float" office:value="0.745527296197194" calcext:value-type="float">
            <text:p>0.7455272962</text:p>
          </table:table-cell>
          <table:table-cell table:formula="of:=[.C4]*230*230" office:value-type="float" office:value="0.31339406716225" calcext:value-type="float">
            <text:p>0.3133940672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0</text:p>
          </table:table-cell>
          <table:table-cell table:formula="of:=[.C6]" office:value-type="float" office:value="600.523657216825" calcext:value-type="float">
            <text:p>600.5236572168</text:p>
          </table:table-cell>
          <table:table-cell office:value-type="float" office:value="601.518155910901" calcext:value-type="float">
            <text:p>601.51815591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[.C5]" office:value-type="float" office:value="0.0000140931435954101" calcext:value-type="float">
            <text:p>1.40931435954101E-005</text:p>
          </table:table-cell>
          <table:table-cell office:value-type="float" office:value="0.00000592427348132798" calcext:value-type="float">
            <text:p>5.92427348132798E-006</text:p>
          </table:table-cell>
          <table:table-cell/>
          <table:table-cell office:value-type="string" calcext:value-type="string">
            <text:p>SIG</text:p>
          </table:table-cell>
          <table:table-cell/>
          <table:table-cell table:formula="of:=SUM([.I8:.I50])" office:value-type="float" office:value="0.000119924986582716" calcext:value-type="float">
            <text:p>0.000119925</text:p>
          </table:table-cell>
          <table:table-cell table:number-columns-repeated="12"/>
          <table:table-cell office:value-type="float" office:value="0.727755" calcext:value-type="float">
            <text:p>0.727755</text:p>
          </table:table-cell>
        </table:table-row>
        <table:table-row table:style-name="ro1">
          <table:table-cell table:number-columns-repeated="2"/>
          <table:table-cell office:value-type="float" office:value="0.0000140931435954101" calcext:value-type="float">
            <text:p>1.40931435954101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00.523657216825" calcext:value-type="float">
            <text:p>600.52365721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7_NAC</text:p>
          </table:table-cell>
          <table:table-cell office:value-type="string" calcext:value-type="string">
            <text:p>DP_NAC</text:p>
          </table:table-cell>
          <table:table-cell office:value-type="string" calcext:value-type="string">
            <text:p>17_TTH</text:p>
          </table:table-cell>
          <table:table-cell office:value-type="string" calcext:value-type="string">
            <text:p>DP_TTH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17_DEL</text:p>
          </table:table-cell>
          <table:table-cell office:value-type="string" calcext:value-type="string">
            <text:p>DP_DEL</text:p>
          </table:table-cell>
          <table:table-cell office:value-type="string" calcext:value-type="string">
            <text:p>DELSQ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60.4850150100579" calcext:value-type="float">
            <text:p>60.4850150101</text:p>
          </table:table-cell>
          <table:table-cell table:style-name="ce1" office:value-type="float" office:value="60.6100218221383" calcext:value-type="float">
            <text:p>60.6100218221</text:p>
          </table:table-cell>
          <table:table-cell table:formula="of:=ATAN2([.B$3]+[.B$4]*[.B8]*[.B8];[.B8])*180/3.1415926" office:value-type="float" office:value="5.75097009996381" calcext:value-type="float">
            <text:p>5.7509701</text:p>
          </table:table-cell>
          <table:table-cell table:formula="of:=ATAN2([.C$3]+[.C$4]*[.C8]*[.C8];[.C8])*180/3.1415926" office:value-type="float" office:value="5.75359610654017" calcext:value-type="float">
            <text:p>5.7535961065</text:p>
          </table:table-cell>
          <table:table-cell table:formula="of:=[.T9]" office:value-type="float" office:value="5.75467287297622" calcext:value-type="float">
            <text:p>5.754672873</text:p>
          </table:table-cell>
          <table:table-cell table:formula="of:=[.D8]-[.F8]" office:value-type="float" office:value="-0.0037027730124084" calcext:value-type="float">
            <text:p>-0.003702773</text:p>
          </table:table-cell>
          <table:table-cell table:formula="of:=[.E8]-[.F8]" office:value-type="float" office:value="-0.00107676643605714" calcext:value-type="float">
            <text:p>-0.0010767664</text:p>
          </table:table-cell>
          <table:table-cell table:formula="of:=[.G8]*[.G8]+[.H8]*[.H8]" office:value-type="float" office:value="0.0000148699539392392" calcext:value-type="float">
            <text:p>0.00001487</text:p>
          </table:table-cell>
          <table:table-cell table:number-columns-repeated="9"/>
          <table:table-cell office:value-type="string" calcext:value-type="string">
            <text:p>D-Spacing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5.8859690869623" calcext:value-type="float">
            <text:p>85.885969087</text:p>
          </table:table-cell>
          <table:table-cell table:style-name="ce1" office:value-type="float" office:value="86.0481662974285" calcext:value-type="float">
            <text:p>86.0481662974</text:p>
          </table:table-cell>
          <table:table-cell table:formula="of:=ATAN2([.B$3]+[.B$4]*[.B9]*[.B9];[.B9])*180/3.1415926" office:value-type="float" office:value="8.13777040923634" calcext:value-type="float">
            <text:p>8.1377704092</text:p>
          </table:table-cell>
          <table:table-cell table:formula="of:=ATAN2([.C$3]+[.C$4]*[.C9]*[.C9];[.C9])*180/3.1415926" office:value-type="float" office:value="8.14043821872466" calcext:value-type="float">
            <text:p>8.1404382187</text:p>
          </table:table-cell>
          <table:table-cell table:formula="of:=[.T10]" office:value-type="float" office:value="8.14176451834832" calcext:value-type="float">
            <text:p>8.1417645183</text:p>
          </table:table-cell>
          <table:table-cell table:formula="of:=[.D9]-[.F9]" office:value-type="float" office:value="-0.00399410911198572" calcext:value-type="float">
            <text:p>-0.0039941091</text:p>
          </table:table-cell>
          <table:table-cell table:formula="of:=[.E9]-[.F9]" office:value-type="float" office:value="-0.00132629962366693" calcext:value-type="float">
            <text:p>-0.0013262996</text:p>
          </table:table-cell>
          <table:table-cell table:formula="of:=[.G9]*[.G9]+[.H9]*[.H9]" office:value-type="float" office:value="0.0000177119782901864" calcext:value-type="float">
            <text:p>0.000017712</text:p>
          </table:table-cell>
          <table:table-cell table:number-columns-repeated="9"/>
          <table:table-cell office:value-type="float" office:value="7.24886061960668" calcext:value-type="float">
            <text:p>7.2488606196</text:p>
          </table:table-cell>
          <table:table-cell table:formula="of:=2*ASIN([.$T$4]/(2*[.S9]))*180/3.141592654" office:value-type="float" office:value="5.75467287297622" calcext:value-type="float">
            <text:p>5.754672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05.622156147919" calcext:value-type="float">
            <text:p>105.6221561479</text:p>
          </table:table-cell>
          <table:table-cell table:style-name="ce1" office:value-type="float" office:value="105.801293649663" calcext:value-type="float">
            <text:p>105.8012936497</text:p>
          </table:table-cell>
          <table:table-cell table:formula="of:=ATAN2([.B$3]+[.B$4]*[.B10]*[.B10];[.B10])*180/3.1415926" office:value-type="float" office:value="9.97279206774012" calcext:value-type="float">
            <text:p>9.9727920677</text:p>
          </table:table-cell>
          <table:table-cell table:formula="of:=ATAN2([.C$3]+[.C$4]*[.C10]*[.C10];[.C10])*180/3.1415926" office:value-type="float" office:value="9.97466308023555" calcext:value-type="float">
            <text:p>9.9746630802</text:p>
          </table:table-cell>
          <table:table-cell table:formula="of:=[.T11]" office:value-type="float" office:value="9.97579245417638" calcext:value-type="float">
            <text:p>9.9757924542</text:p>
          </table:table-cell>
          <table:table-cell table:formula="of:=[.D10]-[.F10]" office:value-type="float" office:value="-0.00300038643626088" calcext:value-type="float">
            <text:p>-0.0030003864</text:p>
          </table:table-cell>
          <table:table-cell table:formula="of:=[.E10]-[.F10]" office:value-type="float" office:value="-0.00112937394082913" calcext:value-type="float">
            <text:p>-0.0011293739</text:p>
          </table:table-cell>
          <table:table-cell table:formula="of:=[.G10]*[.G10]+[.H10]*[.H10]" office:value-type="float" office:value="0.0000102778042651222" calcext:value-type="float">
            <text:p>1.02778042651222E-005</text:p>
          </table:table-cell>
          <table:table-cell table:number-columns-repeated="9"/>
          <table:table-cell office:value-type="float" office:value="5.1257185" calcext:value-type="float">
            <text:p>5.1257185</text:p>
          </table:table-cell>
          <table:table-cell table:formula="of:=2*ASIN([.$T$4]/(2*[.S10]))*180/3.141592654" office:value-type="float" office:value="8.14176451834832" calcext:value-type="float">
            <text:p>8.1417645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22.460101002989" calcext:value-type="float">
            <text:p>122.460101003</text:p>
          </table:table-cell>
          <table:table-cell table:style-name="ce1" office:value-type="float" office:value="122.648278589922" calcext:value-type="float">
            <text:p>122.6482785899</text:p>
          </table:table-cell>
          <table:table-cell table:formula="of:=ATAN2([.B$3]+[.B$4]*[.B11]*[.B11];[.B11])*180/3.1415926" office:value-type="float" office:value="11.5219041003614" calcext:value-type="float">
            <text:p>11.5219041004</text:p>
          </table:table-cell>
          <table:table-cell table:formula="of:=ATAN2([.C$3]+[.C$4]*[.C11]*[.C11];[.C11])*180/3.1415926" office:value-type="float" office:value="11.522851892594" calcext:value-type="float">
            <text:p>11.5228518926</text:p>
          </table:table-cell>
          <table:table-cell table:formula="of:=[.T12]" office:value-type="float" office:value="11.5239231384151" calcext:value-type="float">
            <text:p>11.5239231384</text:p>
          </table:table-cell>
          <table:table-cell table:formula="of:=[.D11]-[.F11]" office:value-type="float" office:value="-0.00201903805371018" calcext:value-type="float">
            <text:p>-0.0020190381</text:p>
          </table:table-cell>
          <table:table-cell table:formula="of:=[.E11]-[.F11]" office:value-type="float" office:value="-0.0010712458211497" calcext:value-type="float">
            <text:p>-0.0010712458</text:p>
          </table:table-cell>
          <table:table-cell table:formula="of:=[.G11]*[.G11]+[.H11]*[.H11]" office:value-type="float" office:value="0.00000522408227166048" calcext:value-type="float">
            <text:p>5.22408227166048E-006</text:p>
          </table:table-cell>
          <table:table-cell table:number-columns-repeated="9"/>
          <table:table-cell office:value-type="float" office:value="4.18513163004799" calcext:value-type="float">
            <text:p>4.18513163</text:p>
          </table:table-cell>
          <table:table-cell table:formula="of:=2*ASIN([.$T$4]/(2*[.S11]))*180/3.141592654" office:value-type="float" office:value="9.97579245417638" calcext:value-type="float">
            <text:p>9.97579245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37.474284169675" calcext:value-type="float">
            <text:p>137.4742841697</text:p>
          </table:table-cell>
          <table:table-cell table:style-name="ce1" office:value-type="float" office:value="137.667736064872" calcext:value-type="float">
            <text:p>137.6677360649</text:p>
          </table:table-cell>
          <table:table-cell table:formula="of:=ATAN2([.B$3]+[.B$4]*[.B12]*[.B12];[.B12])*180/3.1415926" office:value-type="float" office:value="12.8886733011041" calcext:value-type="float">
            <text:p>12.8886733011</text:p>
          </table:table-cell>
          <table:table-cell table:formula="of:=ATAN2([.C$3]+[.C$4]*[.C12]*[.C12];[.C12])*180/3.1415926" office:value-type="float" office:value="12.8887767190062" calcext:value-type="float">
            <text:p>12.888776719</text:p>
          </table:table-cell>
          <table:table-cell table:formula="of:=[.T13]" office:value-type="float" office:value="12.8895952990534" calcext:value-type="float">
            <text:p>12.8895952991</text:p>
          </table:table-cell>
          <table:table-cell table:formula="of:=[.D12]-[.F12]" office:value-type="float" office:value="-0.000921997949321352" calcext:value-type="float">
            <text:p>-0.0009219979</text:p>
          </table:table-cell>
          <table:table-cell table:formula="of:=[.E12]-[.F12]" office:value-type="float" office:value="-0.000818580047209139" calcext:value-type="float">
            <text:p>-0.00081858</text:p>
          </table:table-cell>
          <table:table-cell table:formula="of:=[.G12]*[.G12]+[.H12]*[.H12]" office:value-type="float" office:value="0.00000152015351224169" calcext:value-type="float">
            <text:p>1.52015351224169E-006</text:p>
          </table:table-cell>
          <table:table-cell table:number-columns-repeated="9"/>
          <table:table-cell office:value-type="float" office:value="3.62443030980334" calcext:value-type="float">
            <text:p>3.6244303098</text:p>
          </table:table-cell>
          <table:table-cell table:formula="of:=2*ASIN([.$T$4]/(2*[.S12]))*180/3.141592654" office:value-type="float" office:value="11.5239231384151" calcext:value-type="float">
            <text:p>11.5239231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51.215992246343" calcext:value-type="float">
            <text:p>151.2159922463</text:p>
          </table:table-cell>
          <table:table-cell table:style-name="ce1" office:value-type="float" office:value="151.40738690667" calcext:value-type="float">
            <text:p>151.4073869067</text:p>
          </table:table-cell>
          <table:table-cell table:formula="of:=ATAN2([.B$3]+[.B$4]*[.B13]*[.B13];[.B13])*180/3.1415926" office:value-type="float" office:value="14.1263624674532" calcext:value-type="float">
            <text:p>14.1263624675</text:p>
          </table:table-cell>
          <table:table-cell table:formula="of:=ATAN2([.C$3]+[.C$4]*[.C13]*[.C13];[.C13])*180/3.1415926" office:value-type="float" office:value="14.1252905599768" calcext:value-type="float">
            <text:p>14.12529056</text:p>
          </table:table-cell>
          <table:table-cell table:formula="of:=[.T14]" office:value-type="float" office:value="14.1258363745748" calcext:value-type="float">
            <text:p>14.1258363746</text:p>
          </table:table-cell>
          <table:table-cell table:formula="of:=[.D13]-[.F13]" office:value-type="float" office:value="0.000526092878430973" calcext:value-type="float">
            <text:p>0.0005260929</text:p>
          </table:table-cell>
          <table:table-cell table:formula="of:=[.E13]-[.F13]" office:value-type="float" office:value="-0.000545814597947114" calcext:value-type="float">
            <text:p>-0.0005458146</text:p>
          </table:table-cell>
          <table:table-cell table:formula="of:=[.G13]*[.G13]+[.H13]*[.H13]" office:value-type="float" office:value="0.000000574687292067956" calcext:value-type="float">
            <text:p>5.74687292067956E-007</text:p>
          </table:table-cell>
          <table:table-cell table:number-columns-repeated="9"/>
          <table:table-cell office:value-type="float" office:value="3.24178902097235" calcext:value-type="float">
            <text:p>3.241789021</text:p>
          </table:table-cell>
          <table:table-cell table:formula="of:=2*ASIN([.$T$4]/(2*[.S13]))*180/3.141592654" office:value-type="float" office:value="12.8895952990534" calcext:value-type="float">
            <text:p>12.8895952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63.997055536253" calcext:value-type="float">
            <text:p>163.9970555363</text:p>
          </table:table-cell>
          <table:table-cell table:style-name="ce1" office:value-type="float" office:value="164.192467191725" calcext:value-type="float">
            <text:p>164.1924671917</text:p>
          </table:table-cell>
          <table:table-cell table:formula="of:=ATAN2([.B$3]+[.B$4]*[.B14]*[.B14];[.B14])*180/3.1415926" office:value-type="float" office:value="15.2652804251789" calcext:value-type="float">
            <text:p>15.2652804252</text:p>
          </table:table-cell>
          <table:table-cell table:formula="of:=ATAN2([.C$3]+[.C$4]*[.C14]*[.C14];[.C14])*180/3.1415926" office:value-type="float" office:value="15.2638493042644" calcext:value-type="float">
            <text:p>15.2638493043</text:p>
          </table:table-cell>
          <table:table-cell table:formula="of:=[.T15]" office:value-type="float" office:value="15.2641342930224" calcext:value-type="float">
            <text:p>15.264134293</text:p>
          </table:table-cell>
          <table:table-cell table:formula="of:=[.D14]-[.F14]" office:value-type="float" office:value="0.00114613215645321" calcext:value-type="float">
            <text:p>0.0011461322</text:p>
          </table:table-cell>
          <table:table-cell table:formula="of:=[.E14]-[.F14]" office:value-type="float" office:value="-0.000284988758044946" calcext:value-type="float">
            <text:p>-0.0002849888</text:p>
          </table:table-cell>
          <table:table-cell table:formula="of:=[.G14]*[.G14]+[.H14]*[.H14]" office:value-type="float" office:value="0.00000139483751226808" calcext:value-type="float">
            <text:p>1.39483751226808E-006</text:p>
          </table:table-cell>
          <table:table-cell table:number-columns-repeated="9"/>
          <table:table-cell office:value-type="float" office:value="2.95933495576524" calcext:value-type="float">
            <text:p>2.9593349558</text:p>
          </table:table-cell>
          <table:table-cell table:formula="of:=2*ASIN([.$T$4]/(2*[.S14]))*180/3.141592654" office:value-type="float" office:value="14.1258363745748" calcext:value-type="float">
            <text:p>14.1258363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87.484109399356" calcext:value-type="float">
            <text:p>187.4841093994</text:p>
          </table:table-cell>
          <table:table-cell table:style-name="ce1" office:value-type="float" office:value="187.686029996179" calcext:value-type="float">
            <text:p>187.6860299962</text:p>
          </table:table-cell>
          <table:table-cell table:formula="of:=ATAN2([.B$3]+[.B$4]*[.B15]*[.B15];[.B15])*180/3.1415926" office:value-type="float" office:value="17.3249830991765" calcext:value-type="float">
            <text:p>17.3249830992</text:p>
          </table:table-cell>
          <table:table-cell table:formula="of:=ATAN2([.C$3]+[.C$4]*[.C15]*[.C15];[.C15])*180/3.1415926" office:value-type="float" office:value="17.3233451145194" calcext:value-type="float">
            <text:p>17.3233451145</text:p>
          </table:table-cell>
          <table:table-cell table:formula="of:=[.T17]" office:value-type="float" office:value="17.3226639350885" calcext:value-type="float">
            <text:p>17.3226639351</text:p>
          </table:table-cell>
          <table:table-cell table:formula="of:=[.D15]-[.F15]" office:value-type="float" office:value="0.00231916408796451" calcext:value-type="float">
            <text:p>0.0023191641</text:p>
          </table:table-cell>
          <table:table-cell table:formula="of:=[.E15]-[.F15]" office:value-type="float" office:value="0.000681179430916501" calcext:value-type="float">
            <text:p>0.0006811794</text:p>
          </table:table-cell>
          <table:table-cell table:formula="of:=[.G15]*[.G15]+[.H15]*[.H15]" office:value-type="float" office:value="0.00000584252748400798" calcext:value-type="float">
            <text:p>5.84252748400798E-006</text:p>
          </table:table-cell>
          <table:table-cell table:number-columns-repeated="9"/>
          <table:table-cell office:value-type="float" office:value="2.73981178400698" calcext:value-type="float">
            <text:p>2.739811784</text:p>
          </table:table-cell>
          <table:table-cell table:formula="of:=2*ASIN([.$T$4]/(2*[.S15]))*180/3.141592654" office:value-type="float" office:value="15.2641342930224" calcext:value-type="float">
            <text:p>15.2641342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98.439607618363" calcext:value-type="float">
            <text:p>198.4396076184</text:p>
          </table:table-cell>
          <table:table-cell table:style-name="ce1" office:value-type="float" office:value="198.64438760883" calcext:value-type="float">
            <text:p>198.6443876088</text:p>
          </table:table-cell>
          <table:table-cell table:formula="of:=ATAN2([.B$3]+[.B$4]*[.B16]*[.B16];[.B16])*180/3.1415926" office:value-type="float" office:value="18.2700816446934" calcext:value-type="float">
            <text:p>18.2700816447</text:p>
          </table:table-cell>
          <table:table-cell table:formula="of:=ATAN2([.C$3]+[.C$4]*[.C16]*[.C16];[.C16])*180/3.1415926" office:value-type="float" office:value="18.2685787721542" calcext:value-type="float">
            <text:p>18.2685787722</text:p>
          </table:table-cell>
          <table:table-cell table:formula="of:=[.T18]" office:value-type="float" office:value="18.2674986183311" calcext:value-type="float">
            <text:p>18.2674986183</text:p>
          </table:table-cell>
          <table:table-cell table:formula="of:=[.D16]-[.F16]" office:value-type="float" office:value="0.00258302636231278" calcext:value-type="float">
            <text:p>0.0025830264</text:p>
          </table:table-cell>
          <table:table-cell table:formula="of:=[.E16]-[.F16]" office:value-type="float" office:value="0.00108015382308579" calcext:value-type="float">
            <text:p>0.0010801538</text:p>
          </table:table-cell>
          <table:table-cell table:formula="of:=[.G16]*[.G16]+[.H16]*[.H16]" office:value-type="float" office:value="0.00000783875746992965" calcext:value-type="float">
            <text:p>7.83875746992965E-006</text:p>
          </table:table-cell>
          <table:table-cell table:number-columns-repeated="9"/>
          <table:table-cell office:value-type="float" office:value="2.56285925" calcext:value-type="float">
            <text:p>2.56285925</text:p>
          </table:table-cell>
          <table:table-cell table:formula="of:=2*ASIN([.$T$4]/(2*[.S16]))*180/3.141592654" office:value-type="float" office:value="16.3249970321739" calcext:value-type="float">
            <text:p>16.3249970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08.988946262626" calcext:value-type="float">
            <text:p>208.9889462626</text:p>
          </table:table-cell>
          <table:table-cell table:style-name="ce1" office:value-type="float" office:value="209.195831418336" calcext:value-type="float">
            <text:p>209.1958314183</text:p>
          </table:table-cell>
          <table:table-cell table:formula="of:=ATAN2([.B$3]+[.B$4]*[.B17]*[.B17];[.B17])*180/3.1415926" office:value-type="float" office:value="19.1702547336214" calcext:value-type="float">
            <text:p>19.1702547336</text:p>
          </table:table-cell>
          <table:table-cell table:formula="of:=ATAN2([.C$3]+[.C$4]*[.C17]*[.C17];[.C17])*180/3.1415926" office:value-type="float" office:value="19.1689808406969" calcext:value-type="float">
            <text:p>19.1689808407</text:p>
          </table:table-cell>
          <table:table-cell table:formula="of:=[.T19]" office:value-type="float" office:value="19.167321839444" calcext:value-type="float">
            <text:p>19.1673218394</text:p>
          </table:table-cell>
          <table:table-cell table:formula="of:=[.D17]-[.F17]" office:value-type="float" office:value="0.00293289417735565" calcext:value-type="float">
            <text:p>0.0029328942</text:p>
          </table:table-cell>
          <table:table-cell table:formula="of:=[.E17]-[.F17]" office:value-type="float" office:value="0.00165900125288587" calcext:value-type="float">
            <text:p>0.0016590013</text:p>
          </table:table-cell>
          <table:table-cell table:formula="of:=[.G17]*[.G17]+[.H17]*[.H17]" office:value-type="float" office:value="0.0000113541534126436" calcext:value-type="float">
            <text:p>1.13541534126436E-005</text:p>
          </table:table-cell>
          <table:table-cell table:number-columns-repeated="9"/>
          <table:table-cell office:value-type="float" office:value="2.41628687320223" calcext:value-type="float">
            <text:p>2.4162868732</text:p>
          </table:table-cell>
          <table:table-cell table:formula="of:=2*ASIN([.$T$4]/(2*[.S17]))*180/3.141592654" office:value-type="float" office:value="17.3226639350885" calcext:value-type="float">
            <text:p>17.3226639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19.187092807147" calcext:value-type="float">
            <text:p>219.1870928071</text:p>
          </table:table-cell>
          <table:table-cell table:style-name="ce1" office:value-type="float" office:value="219.395516814051" calcext:value-type="float">
            <text:p>219.3955168141</text:p>
          </table:table-cell>
          <table:table-cell table:formula="of:=ATAN2([.B$3]+[.B$4]*[.B18]*[.B18];[.B18])*180/3.1415926" office:value-type="float" office:value="20.0309562625053" calcext:value-type="float">
            <text:p>20.0309562625</text:p>
          </table:table-cell>
          <table:table-cell table:formula="of:=ATAN2([.C$3]+[.C$4]*[.C18]*[.C18];[.C18])*180/3.1415926" office:value-type="float" office:value="20.0300094017636" calcext:value-type="float">
            <text:p>20.0300094018</text:p>
          </table:table-cell>
          <table:table-cell table:formula="of:=[.T20]" office:value-type="float" office:value="20.0282073108042" calcext:value-type="float">
            <text:p>20.0282073108</text:p>
          </table:table-cell>
          <table:table-cell table:formula="of:=[.D18]-[.F18]" office:value-type="float" office:value="0.00274895170108991" calcext:value-type="float">
            <text:p>0.0027489517</text:p>
          </table:table-cell>
          <table:table-cell table:formula="of:=[.E18]-[.F18]" office:value-type="float" office:value="0.00180209095939077" calcext:value-type="float">
            <text:p>0.001802091</text:p>
          </table:table-cell>
          <table:table-cell table:formula="of:=[.G18]*[.G18]+[.H18]*[.H18]" office:value-type="float" office:value="0.000010804267280843" calcext:value-type="float">
            <text:p>1.0804267280843E-005</text:p>
          </table:table-cell>
          <table:table-cell table:number-columns-repeated="9"/>
          <table:table-cell office:value-type="float" office:value="2.29229099990565" calcext:value-type="float">
            <text:p>2.2922909999</text:p>
          </table:table-cell>
          <table:table-cell table:formula="of:=2*ASIN([.$T$4]/(2*[.S18]))*180/3.141592654" office:value-type="float" office:value="18.2674986183311" calcext:value-type="float">
            <text:p>18.2674986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29.082682532212" calcext:value-type="float">
            <text:p>229.0826825322</text:p>
          </table:table-cell>
          <table:table-cell table:style-name="ce1" office:value-type="float" office:value="229.292246649061" calcext:value-type="float">
            <text:p>229.2922466491</text:p>
          </table:table-cell>
          <table:table-cell table:formula="of:=ATAN2([.B$3]+[.B$4]*[.B19]*[.B19];[.B19])*180/3.1415926" office:value-type="float" office:value="20.8569561590936" calcext:value-type="float">
            <text:p>20.8569561591</text:p>
          </table:table-cell>
          <table:table-cell table:formula="of:=ATAN2([.C$3]+[.C$4]*[.C19]*[.C19];[.C19])*180/3.1415926" office:value-type="float" office:value="20.856438566939" calcext:value-type="float">
            <text:p>20.8564385669</text:p>
          </table:table-cell>
          <table:table-cell table:formula="of:=[.T21]" office:value-type="float" office:value="20.8549833909514" calcext:value-type="float">
            <text:p>20.854983391</text:p>
          </table:table-cell>
          <table:table-cell table:formula="of:=[.D19]-[.F19]" office:value-type="float" office:value="0.00197276814225589" calcext:value-type="float">
            <text:p>0.0019727681</text:p>
          </table:table-cell>
          <table:table-cell table:formula="of:=[.E19]-[.F19]" office:value-type="float" office:value="0.00145517598763689" calcext:value-type="float">
            <text:p>0.001455176</text:p>
          </table:table-cell>
          <table:table-cell table:formula="of:=[.G19]*[.G19]+[.H19]*[.H19]" office:value-type="float" office:value="0.00000600935129809475" calcext:value-type="float">
            <text:p>6.00935129809475E-006</text:p>
          </table:table-cell>
          <table:table-cell table:number-columns-repeated="9"/>
          <table:table-cell office:value-type="float" office:value="2.18561371207441" calcext:value-type="float">
            <text:p>2.1856137121</text:p>
          </table:table-cell>
          <table:table-cell table:formula="of:=2*ASIN([.$T$4]/(2*[.S19]))*180/3.141592654" office:value-type="float" office:value="19.167321839444" calcext:value-type="float">
            <text:p>19.16732183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39.439746164869" calcext:value-type="float">
            <text:p>239.4397461649</text:p>
          </table:table-cell>
          <table:table-cell table:style-name="ce1" office:value-type="float" office:value="239.644857136266" calcext:value-type="float">
            <text:p>239.6448571363</text:p>
          </table:table-cell>
          <table:table-cell table:formula="of:=ATAN2([.B$3]+[.B$4]*[.B20]*[.B20];[.B20])*180/3.1415926" office:value-type="float" office:value="21.7115829761247" calcext:value-type="float">
            <text:p>21.7115829761</text:p>
          </table:table-cell>
          <table:table-cell table:formula="of:=ATAN2([.C$3]+[.C$4]*[.C20]*[.C20];[.C20])*180/3.1415926" office:value-type="float" office:value="21.7112024507906" calcext:value-type="float">
            <text:p>21.7112024508</text:p>
          </table:table-cell>
          <table:table-cell table:number-columns-repeated="13"/>
          <table:table-cell office:value-type="float" office:value="2.092565815024" calcext:value-type="float">
            <text:p>2.092565815</text:p>
          </table:table-cell>
          <table:table-cell table:formula="of:=2*ASIN([.$T$4]/(2*[.S20]))*180/3.141592654" office:value-type="float" office:value="20.0282073108042" calcext:value-type="float">
            <text:p>20.0282073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8.140047953276" calcext:value-type="float">
            <text:p>248.1400479533</text:p>
          </table:table-cell>
          <table:table-cell table:style-name="ce1" office:value-type="float" office:value="248.346128237307" calcext:value-type="float">
            <text:p>248.3461282373</text:p>
          </table:table-cell>
          <table:table-cell table:formula="of:=ATAN2([.B$3]+[.B$4]*[.B21]*[.B21];[.B21])*180/3.1415926" office:value-type="float" office:value="22.4215283161694" calcext:value-type="float">
            <text:p>22.4215283162</text:p>
          </table:table-cell>
          <table:table-cell table:formula="of:=ATAN2([.C$3]+[.C$4]*[.C21]*[.C21];[.C21])*180/3.1415926" office:value-type="float" office:value="22.4217745558412" calcext:value-type="float">
            <text:p>22.4217745558</text:p>
          </table:table-cell>
          <table:table-cell table:formula="of:=[.T22]" office:value-type="float" office:value="22.4211717615298" calcext:value-type="float">
            <text:p>22.4211717615</text:p>
          </table:table-cell>
          <table:table-cell table:formula="of:=[.D21]-[.F21]" office:value-type="float" office:value="0.000356554639630247" calcext:value-type="float">
            <text:p>0.0003565546</text:p>
          </table:table-cell>
          <table:table-cell table:formula="of:=[.E21]-[.F21]" office:value-type="float" office:value="0.000602794311401311" calcext:value-type="float">
            <text:p>0.0006027943</text:p>
          </table:table-cell>
          <table:table-cell table:formula="of:=[.G21]*[.G21]+[.H21]*[.H21]" office:value-type="float" office:value="0.000000490492192899636" calcext:value-type="float">
            <text:p>4.90492192899636E-007</text:p>
          </table:table-cell>
          <table:table-cell table:number-columns-repeated="9"/>
          <table:table-cell office:value-type="float" office:value="2.01047220405258" calcext:value-type="float">
            <text:p>2.0104722041</text:p>
          </table:table-cell>
          <table:table-cell table:formula="of:=2*ASIN([.$T$4]/(2*[.S21]))*180/3.141592654" office:value-type="float" office:value="20.8549833909514" calcext:value-type="float">
            <text:p>20.854983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57.362115058114" calcext:value-type="float">
            <text:p>257.3621150581</text:p>
          </table:table-cell>
          <table:table-cell table:style-name="ce1" office:value-type="float" office:value="257.568467000456" calcext:value-type="float">
            <text:p>257.5684670005</text:p>
          </table:table-cell>
          <table:table-cell table:formula="of:=ATAN2([.B$3]+[.B$4]*[.B22]*[.B22];[.B22])*180/3.1415926" office:value-type="float" office:value="23.1659708181255" calcext:value-type="float">
            <text:p>23.1659708181</text:p>
          </table:table-cell>
          <table:table-cell table:formula="of:=ATAN2([.C$3]+[.C$4]*[.C22]*[.C22];[.C22])*180/3.1415926" office:value-type="float" office:value="23.1669411607097" calcext:value-type="float">
            <text:p>23.1669411607</text:p>
          </table:table-cell>
          <table:table-cell table:formula="of:=[.T23]" office:value-type="float" office:value="23.1665017103384" calcext:value-type="float">
            <text:p>23.1665017103</text:p>
          </table:table-cell>
          <table:table-cell table:formula="of:=[.D22]-[.F22]" office:value-type="float" office:value="-0.000530892212822209" calcext:value-type="float">
            <text:p>-0.0005308922</text:p>
          </table:table-cell>
          <table:table-cell table:formula="of:=[.E22]-[.F22]" office:value-type="float" office:value="0.000439450371292338" calcext:value-type="float">
            <text:p>0.0004394504</text:p>
          </table:table-cell>
          <table:table-cell table:formula="of:=[.G22]*[.G22]+[.H22]*[.H22]" office:value-type="float" office:value="0.000000474963170464236" calcext:value-type="float">
            <text:p>0.000000475</text:p>
          </table:table-cell>
          <table:table-cell table:number-columns-repeated="9"/>
          <table:table-cell office:value-type="float" office:value="1.87164776391436" calcext:value-type="float">
            <text:p>1.8716477639</text:p>
          </table:table-cell>
          <table:table-cell table:formula="of:=2*ASIN([.$T$4]/(2*[.S22]))*180/3.141592654" office:value-type="float" office:value="22.4211717615298" calcext:value-type="float">
            <text:p>22.4211717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66.401732369556" calcext:value-type="float">
            <text:p>266.4017323696</text:p>
          </table:table-cell>
          <table:table-cell table:style-name="ce1" office:value-type="float" office:value="266.596392791607" calcext:value-type="float">
            <text:p>266.5963927916</text:p>
          </table:table-cell>
          <table:table-cell table:formula="of:=ATAN2([.B$3]+[.B$4]*[.B23]*[.B23];[.B23])*180/3.1415926" office:value-type="float" office:value="23.8875037460384" calcext:value-type="float">
            <text:p>23.887503746</text:p>
          </table:table-cell>
          <table:table-cell table:formula="of:=ATAN2([.C$3]+[.C$4]*[.C23]*[.C23];[.C23])*180/3.1415926" office:value-type="float" office:value="23.8883553995087" calcext:value-type="float">
            <text:p>23.8883553995</text:p>
          </table:table-cell>
          <table:table-cell table:formula="of:=[.T24]" office:value-type="float" office:value="23.8898310072272" calcext:value-type="float">
            <text:p>23.8898310072</text:p>
          </table:table-cell>
          <table:table-cell table:formula="of:=[.D23]-[.F23]" office:value-type="float" office:value="-0.00232726118877125" calcext:value-type="float">
            <text:p>-0.0023272612</text:p>
          </table:table-cell>
          <table:table-cell table:formula="of:=[.E23]-[.F23]" office:value-type="float" office:value="-0.00147560771853961" calcext:value-type="float">
            <text:p>-0.0014756077</text:p>
          </table:table-cell>
          <table:table-cell table:formula="of:=[.G23]*[.G23]+[.H23]*[.H23]" office:value-type="float" office:value="0.00000759356277977462" calcext:value-type="float">
            <text:p>7.59356277977462E-006</text:p>
          </table:table-cell>
          <table:table-cell table:number-columns-repeated="9"/>
          <table:table-cell office:value-type="float" office:value="1.81221515490167" calcext:value-type="float">
            <text:p>1.8122151549</text:p>
          </table:table-cell>
          <table:table-cell table:formula="of:=2*ASIN([.$T$4]/(2*[.S23]))*180/3.141592654" office:value-type="float" office:value="23.1665017103384" calcext:value-type="float">
            <text:p>23.1665017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75.298058202133" calcext:value-type="float">
            <text:p>275.2980582021</text:p>
          </table:table-cell>
          <table:table-cell table:style-name="ce1" office:value-type="float" office:value="275.484648458615" calcext:value-type="float">
            <text:p>275.4846484586</text:p>
          </table:table-cell>
          <table:table-cell table:formula="of:=ATAN2([.B$3]+[.B$4]*[.B24]*[.B24];[.B24])*180/3.1415926" office:value-type="float" office:value="24.5895941578888" calcext:value-type="float">
            <text:p>24.5895941579</text:p>
          </table:table-cell>
          <table:table-cell table:formula="of:=ATAN2([.C$3]+[.C$4]*[.C24]*[.C24];[.C24])*180/3.1415926" office:value-type="float" office:value="24.5907375053853" calcext:value-type="float">
            <text:p>24.5907375054</text:p>
          </table:table-cell>
          <table:table-cell table:formula="of:=[.T25]" office:value-type="float" office:value="24.5931060520933" calcext:value-type="float">
            <text:p>24.5931060521</text:p>
          </table:table-cell>
          <table:table-cell table:formula="of:=[.D24]-[.F24]" office:value-type="float" office:value="-0.00351189420447895" calcext:value-type="float">
            <text:p>-0.0035118942</text:p>
          </table:table-cell>
          <table:table-cell table:formula="of:=[.E24]-[.F24]" office:value-type="float" office:value="-0.0023685467079666" calcext:value-type="float">
            <text:p>-0.0023685467</text:p>
          </table:table-cell>
          <table:table-cell table:formula="of:=[.G24]*[.G24]+[.H24]*[.H24]" office:value-type="float" office:value="0.0000179434144112723" calcext:value-type="float">
            <text:p>1.79434144112723E-005</text:p>
          </table:table-cell>
          <table:table-cell table:number-columns-repeated="9"/>
          <table:table-cell office:value-type="float" office:value="1.75810694117757" calcext:value-type="float">
            <text:p>1.7581069412</text:p>
          </table:table-cell>
          <table:table-cell table:formula="of:=2*ASIN([.$T$4]/(2*[.S24]))*180/3.141592654" office:value-type="float" office:value="23.8898310072272" calcext:value-type="float">
            <text:p>23.8898310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15"/>
          <table:table-cell office:value-type="float" office:value="1.70857283333333" calcext:value-type="float">
            <text:p>1.7085728333</text:p>
          </table:table-cell>
          <table:table-cell table:formula="of:=2*ASIN([.$T$4]/(2*[.S25]))*180/3.141592654" office:value-type="float" office:value="24.5931060520933" calcext:value-type="float">
            <text:p>24.59310605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7"/>
          <table:table-cell office:value-type="float" office:value="1.66300267877248" calcext:value-type="float">
            <text:p>1.6630026788</text:p>
          </table:table-cell>
          <table:table-cell table:formula="of:=2*ASIN([.$T$4]/(2*[.S26]))*180/3.141592654" office:value-type="float" office:value="25.2780057036117" calcext:value-type="float">
            <text:p>25.27800570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7"/>
          <table:table-cell office:value-type="float" office:value="1.62089451048618" calcext:value-type="float">
            <text:p>1.6208945105</text:p>
          </table:table-cell>
          <table:table-cell table:formula="of:=2*ASIN([.$T$4]/(2*[.S27]))*180/3.141592654" office:value-type="float" office:value="25.9459900582592" calcext:value-type="float">
            <text:p>25.9459900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1.58183107102534" calcext:value-type="float">
            <text:p>1.581831071</text:p>
          </table:table-cell>
          <table:table-cell table:formula="of:=2*ASIN([.$T$4]/(2*[.S28]))*180/3.141592654" office:value-type="float" office:value="26.5983383622947" calcext:value-type="float">
            <text:p>26.59833836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7"/>
          <table:table-cell office:value-type="float" office:value="1.54546227686212" calcext:value-type="float">
            <text:p>1.5454622769</text:p>
          </table:table-cell>
          <table:table-cell table:formula="of:=2*ASIN([.$T$4]/(2*[.S29]))*180/3.141592654" office:value-type="float" office:value="27.2361788763342" calcext:value-type="float">
            <text:p>27.23617887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7"/>
          <table:table-cell office:value-type="float" office:value="1.51149192467869" calcext:value-type="float">
            <text:p>1.5114919247</text:p>
          </table:table-cell>
          <table:table-cell table:formula="of:=2*ASIN([.$T$4]/(2*[.S30]))*180/3.141592654" office:value-type="float" office:value="27.8605126863633" calcext:value-type="float">
            <text:p>27.86051268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7"/>
          <table:table-cell office:value-type="float" office:value="1.47966747788262" calcext:value-type="float">
            <text:p>1.4796674779</text:p>
          </table:table-cell>
          <table:table-cell table:formula="of:=2*ASIN([.$T$4]/(2*[.S31]))*180/3.141592654" office:value-type="float" office:value="28.4722328963085" calcext:value-type="float">
            <text:p>28.47223289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7"/>
          <table:table-cell office:value-type="float" office:value="1.44977212392134" calcext:value-type="float">
            <text:p>1.4497721239</text:p>
          </table:table-cell>
          <table:table-cell table:formula="of:=2*ASIN([.$T$4]/(2*[.S32]))*180/3.141592654" office:value-type="float" office:value="29.0721402517848" calcext:value-type="float">
            <text:p>29.07214025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7"/>
          <table:table-cell office:value-type="float" office:value="1.42161852887264" calcext:value-type="float">
            <text:p>1.4216185289</text:p>
          </table:table-cell>
          <table:table-cell table:formula="of:=2*ASIN([.$T$4]/(2*[.S33]))*180/3.141592654" office:value-type="float" office:value="29.6609559738889" calcext:value-type="float">
            <text:p>29.66095597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7"/>
          <table:table-cell office:value-type="float" office:value="1.39504387668266" calcext:value-type="float">
            <text:p>1.3950438767</text:p>
          </table:table-cell>
          <table:table-cell table:formula="of:=2*ASIN([.$T$4]/(2*[.S34]))*180/3.141592654" office:value-type="float" office:value="30.2393323886732" calcext:value-type="float">
            <text:p>30.23933238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7"/>
          <table:table-cell office:value-type="float" office:value="1.36990589200349" calcext:value-type="float">
            <text:p>1.369905892</text:p>
          </table:table-cell>
          <table:table-cell table:formula="of:=2*ASIN([.$T$4]/(2*[.S35]))*180/3.141592654" office:value-type="float" office:value="30.8078617979975" calcext:value-type="float">
            <text:p>30.8078617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7"/>
          <table:table-cell office:value-type="float" office:value="1.34607962415618" calcext:value-type="float">
            <text:p>1.3460796242</text:p>
          </table:table-cell>
          <table:table-cell table:formula="of:=2*ASIN([.$T$4]/(2*[.S36]))*180/3.141592654" office:value-type="float" office:value="31.3670839347226" calcext:value-type="float">
            <text:p>31.36708393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7"/>
          <table:table-cell office:value-type="float" office:value="1.30193380093445" calcext:value-type="float">
            <text:p>1.3019338009</text:p>
          </table:table-cell>
          <table:table-cell table:formula="of:=2*ASIN([.$T$4]/(2*[.S37]))*180/3.141592654" office:value-type="float" office:value="32.4595393740308" calcext:value-type="float">
            <text:p>32.4595393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1.281429625" calcext:value-type="float">
            <text:p>1.281429625</text:p>
          </table:table-cell>
          <table:table-cell table:formula="of:=2*ASIN([.$T$4]/(2*[.S38]))*180/3.141592654" office:value-type="float" office:value="32.9936415195738" calcext:value-type="float">
            <text:p>32.99364151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7"/>
          <table:table-cell office:value-type="float" office:value="1.2618646650107" calcext:value-type="float">
            <text:p>1.261864665</text:p>
          </table:table-cell>
          <table:table-cell table:formula="of:=2*ASIN([.$T$4]/(2*[.S39]))*180/3.141592654" office:value-type="float" office:value="33.5201826210537" calcext:value-type="float">
            <text:p>33.52018262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7"/>
          <table:table-cell office:value-type="float" office:value="1.2431693401578" calcext:value-type="float">
            <text:p>1.2431693402</text:p>
          </table:table-cell>
          <table:table-cell table:formula="of:=2*ASIN([.$T$4]/(2*[.S40]))*180/3.141592654" office:value-type="float" office:value="34.0395176549756" calcext:value-type="float">
            <text:p>34.0395176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7"/>
          <table:table-cell office:value-type="float" office:value="1.22528107891891" calcext:value-type="float">
            <text:p>1.2252810789</text:p>
          </table:table-cell>
          <table:table-cell table:formula="of:=2*ASIN([.$T$4]/(2*[.S41]))*180/3.141592654" office:value-type="float" office:value="34.5519756241544" calcext:value-type="float">
            <text:p>34.55197562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7"/>
          <table:table-cell office:value-type="float" office:value="1.20814343660111" calcext:value-type="float">
            <text:p>1.2081434366</text:p>
          </table:table-cell>
          <table:table-cell table:formula="of:=2*ASIN([.$T$4]/(2*[.S42]))*180/3.141592654" office:value-type="float" office:value="35.0578621438559" calcext:value-type="float">
            <text:p>35.05786214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float" office:value="1.19170534498102" calcext:value-type="float">
            <text:p>1.191705345</text:p>
          </table:table-cell>
          <table:table-cell table:formula="of:=2*ASIN([.$T$4]/(2*[.S43]))*180/3.141592654" office:value-type="float" office:value="35.5574617063479" calcext:value-type="float">
            <text:p>35.55746170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7"/>
          <table:table-cell office:value-type="float" office:value="1.17592047129141" calcext:value-type="float">
            <text:p>1.1759204713</text:p>
          </table:table-cell>
          <table:table-cell table:formula="of:=2*ASIN([.$T$4]/(2*[.S44]))*180/3.141592654" office:value-type="float" office:value="36.0510396714042" calcext:value-type="float">
            <text:p>36.05103967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7"/>
          <table:table-cell office:value-type="float" office:value="1.16074666820802" calcext:value-type="float">
            <text:p>1.1607466682</text:p>
          </table:table-cell>
          <table:table-cell table:formula="of:=2*ASIN([.$T$4]/(2*[.S45]))*180/3.141592654" office:value-type="float" office:value="36.5388440222268" calcext:value-type="float">
            <text:p>36.53884402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7"/>
          <table:table-cell office:value-type="float" office:value="1.14614549995283" calcext:value-type="float">
            <text:p>1.1461455</text:p>
          </table:table-cell>
          <table:table-cell table:formula="of:=2*ASIN([.$T$4]/(2*[.S46]))*180/3.141592654" office:value-type="float" office:value="37.021106919704" calcext:value-type="float">
            <text:p>37.02110691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7"/>
          <table:table-cell office:value-type="float" office:value="1.13208183237015" calcext:value-type="float">
            <text:p>1.1320818324</text:p>
          </table:table-cell>
          <table:table-cell table:formula="of:=2*ASIN([.$T$4]/(2*[.S47]))*180/3.141592654" office:value-type="float" office:value="37.4980460825944" calcext:value-type="float">
            <text:p>37.49804608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1.1185234770136" calcext:value-type="float">
            <text:p>1.118523477</text:p>
          </table:table-cell>
          <table:table-cell table:formula="of:=2*ASIN([.$T$4]/(2*[.S48]))*180/3.141592654" office:value-type="float" office:value="37.9698660168833" calcext:value-type="float">
            <text:p>37.96986601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7"/>
          <table:table-cell office:value-type="float" office:value="1.10544088103034" calcext:value-type="float">
            <text:p>1.105440881</text:p>
          </table:table-cell>
          <table:table-cell table:formula="of:=2*ASIN([.$T$4]/(2*[.S49]))*180/3.141592654" office:value-type="float" office:value="38.436759113972" calcext:value-type="float">
            <text:p>38.436759114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15"/>
          <table:table-cell office:value-type="float" office:value="1.0928068560372" calcext:value-type="float">
            <text:p>1.092806856</text:p>
          </table:table-cell>
          <table:table-cell table:formula="of:=2*ASIN([.$T$4]/(2*[.S50]))*180/3.141592654" office:value-type="float" office:value="38.8989066344011" calcext:value-type="float">
            <text:p>38.8989066344</text:p>
          </table:table-cell>
        </table:table-row>
        <table:table-row table:style-name="ro1">
          <table:table-cell/>
          <table:table-cell table:style-name="ce2"/>
          <table:table-cell table:number-columns-repeated="16"/>
          <table:table-cell office:value-type="float" office:value="1.08059634032412" calcext:value-type="float">
            <text:p>1.0805963403</text:p>
          </table:table-cell>
          <table:table-cell table:formula="of:=2*ASIN([.$T$4]/(2*[.S51]))*180/3.141592654" office:value-type="float" office:value="39.356479591357" calcext:value-type="float">
            <text:p>39.3564795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14:11:35.0454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6:01:04.273019000</meta:creation-date>
    <dc:date>2014-08-22T14:19:59.889380000</dc:date>
    <meta:editing-duration>PT22H30M37S</meta:editing-duration>
    <meta:editing-cycles>11</meta:editing-cycles>
    <meta:generator>LibreOffice/4.2.4.2$MacOSX_x86 LibreOffice_project/63150712c6d317d27ce2db16eb94c2f3d7b699f8</meta:generator>
    <meta:document-statistic meta:table-count="2" meta:cell-count="756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06cm" svg:height="17.54cm" xlink:href=".." xlink:type="simple" chart:class="chart:scatter" chart:style-name="ch1">
        <chart:legend chart:legend-position="end" svg:x="18.676cm" svg:y="8.223cm" style:legend-expansion="high" chart:style-name="ch2"/>
        <chart:plot-area chart:style-name="ch3" table:cell-range-address="Sheet2.F8:Sheet2.H49 Sheet2.G7:Sheet2.H7" chart:data-source-has-labels="row" svg:x="0.866cm" svg:y="1.535cm" svg:width="16.978cm" svg:height="15.235cm">
          <chartooo:coordinate-region svg:x="2.119cm" svg:y="1.734cm" svg:width="15.525cm" svg:height="14.8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8:Sheet2.G49" chart:label-cell-address="Sheet2.G7:Sheet2.G7" chart:class="chart:scatter">
            <chart:domain table:cell-range-address="Sheet2.F8:Sheet2.F49"/>
            <chart:data-point chart:repeated="42"/>
          </chart:series>
          <chart:series chart:style-name="ch7" chart:values-cell-range-address="Sheet2.H8:Sheet2.H49" chart:label-cell-address="Sheet2.H7:Sheet2.H7" chart:class="chart:scatter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7_DEL</text:p>
                <draw:g>
                  <svg:desc>Sheet2.G7:Sheet2.G7</svg:desc>
                </draw:g>
              </table:table-cell>
              <table:table-cell office:value-type="string">
                <text:p>DP_DEL</text:p>
                <draw:g>
                  <svg:desc>Sheet2.H7:Sheet2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467287297622">
                <text:p>5.75467287297622</text:p>
                <draw:g>
                  <svg:desc>Sheet2.F8:Sheet2.F49</svg:desc>
                </draw:g>
              </table:table-cell>
              <table:table-cell office:value-type="float" office:value="-0.0037027730124084">
                <text:p>-0.0037027730124084</text:p>
                <draw:g>
                  <svg:desc>Sheet2.G8:Sheet2.G49</svg:desc>
                </draw:g>
              </table:table-cell>
              <table:table-cell office:value-type="float" office:value="-0.00107676643605714">
                <text:p>-0.00107676643605714</text:p>
                <draw:g>
                  <svg:desc>Sheet2.H8:Sheet2.H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4176451834832">
                <text:p>8.14176451834832</text:p>
              </table:table-cell>
              <table:table-cell office:value-type="float" office:value="-0.00399410911198572">
                <text:p>-0.00399410911198572</text:p>
              </table:table-cell>
              <table:table-cell office:value-type="float" office:value="-0.00132629962366693">
                <text:p>-0.00132629962366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7579245417638">
                <text:p>9.97579245417638</text:p>
              </table:table-cell>
              <table:table-cell office:value-type="float" office:value="-0.00300038643626088">
                <text:p>-0.00300038643626088</text:p>
              </table:table-cell>
              <table:table-cell office:value-type="float" office:value="-0.00112937394082913">
                <text:p>-0.00112937394082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239231384151">
                <text:p>11.5239231384151</text:p>
              </table:table-cell>
              <table:table-cell office:value-type="float" office:value="-0.00201903805371018">
                <text:p>-0.00201903805371018</text:p>
              </table:table-cell>
              <table:table-cell office:value-type="float" office:value="-0.0010712458211497">
                <text:p>-0.0010712458211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895952990534">
                <text:p>12.8895952990534</text:p>
              </table:table-cell>
              <table:table-cell office:value-type="float" office:value="-0.000921997949321352">
                <text:p>-0.000921997949321352</text:p>
              </table:table-cell>
              <table:table-cell office:value-type="float" office:value="-0.000818580047209139">
                <text:p>-0.000818580047209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1258363745748">
                <text:p>14.1258363745748</text:p>
              </table:table-cell>
              <table:table-cell office:value-type="float" office:value="0.000526092878430973">
                <text:p>0.000526092878430973</text:p>
              </table:table-cell>
              <table:table-cell office:value-type="float" office:value="-0.000545814597947114">
                <text:p>-0.000545814597947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641342930224">
                <text:p>15.2641342930224</text:p>
              </table:table-cell>
              <table:table-cell office:value-type="float" office:value="0.00114613215645321">
                <text:p>0.00114613215645321</text:p>
              </table:table-cell>
              <table:table-cell office:value-type="float" office:value="-0.000284988758044946">
                <text:p>-0.000284988758044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226639350885">
                <text:p>17.3226639350885</text:p>
              </table:table-cell>
              <table:table-cell office:value-type="float" office:value="0.00231916408796451">
                <text:p>0.00231916408796451</text:p>
              </table:table-cell>
              <table:table-cell office:value-type="float" office:value="0.000681179430916501">
                <text:p>0.000681179430916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2674986183311">
                <text:p>18.2674986183311</text:p>
              </table:table-cell>
              <table:table-cell office:value-type="float" office:value="0.00258302636231278">
                <text:p>0.00258302636231278</text:p>
              </table:table-cell>
              <table:table-cell office:value-type="float" office:value="0.00108015382308579">
                <text:p>0.00108015382308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167321839444">
                <text:p>19.167321839444</text:p>
              </table:table-cell>
              <table:table-cell office:value-type="float" office:value="0.00293289417735565">
                <text:p>0.00293289417735565</text:p>
              </table:table-cell>
              <table:table-cell office:value-type="float" office:value="0.00165900125288587">
                <text:p>0.00165900125288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0282073108042">
                <text:p>20.0282073108042</text:p>
              </table:table-cell>
              <table:table-cell office:value-type="float" office:value="0.00274895170108991">
                <text:p>0.00274895170108991</text:p>
              </table:table-cell>
              <table:table-cell office:value-type="float" office:value="0.00180209095939077">
                <text:p>0.00180209095939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8549833909514">
                <text:p>20.8549833909514</text:p>
              </table:table-cell>
              <table:table-cell office:value-type="float" office:value="0.00197276814225589">
                <text:p>0.00197276814225589</text:p>
              </table:table-cell>
              <table:table-cell office:value-type="float" office:value="0.00145517598763689">
                <text:p>0.00145517598763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4211717615298">
                <text:p>22.4211717615298</text:p>
              </table:table-cell>
              <table:table-cell office:value-type="float" office:value="0.000356554639630247">
                <text:p>0.000356554639630247</text:p>
              </table:table-cell>
              <table:table-cell office:value-type="float" office:value="0.000602794311401311">
                <text:p>0.000602794311401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1665017103384">
                <text:p>23.1665017103384</text:p>
              </table:table-cell>
              <table:table-cell office:value-type="float" office:value="-0.000530892212822209">
                <text:p>-0.000530892212822209</text:p>
              </table:table-cell>
              <table:table-cell office:value-type="float" office:value="0.000439450371292338">
                <text:p>0.000439450371292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8898310072272">
                <text:p>23.8898310072272</text:p>
              </table:table-cell>
              <table:table-cell office:value-type="float" office:value="-0.00232726118877125">
                <text:p>-0.00232726118877125</text:p>
              </table:table-cell>
              <table:table-cell office:value-type="float" office:value="-0.00147560771853961">
                <text:p>-0.00147560771853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5931060520933">
                <text:p>24.5931060520933</text:p>
              </table:table-cell>
              <table:table-cell office:value-type="float" office:value="-0.00351189420447895">
                <text:p>-0.00351189420447895</text:p>
              </table:table-cell>
              <table:table-cell office:value-type="float" office:value="-0.0023685467079666">
                <text:p>-0.0023685467079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005" chart:maximum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14cm" svg:height="17.345cm" xlink:href=".." xlink:type="simple" chart:class="chart:scatter" chart:style-name="ch1">
        <chart:legend chart:legend-position="end" svg:x="17.284cm" svg:y="8.125cm" style:legend-expansion="high" chart:style-name="ch2"/>
        <chart:plot-area chart:style-name="ch3" table:cell-range-address="Sheet1.F8:Sheet1.H49 Sheet1.G7:Sheet1.H7" chart:data-source-has-labels="row" svg:x="0.838cm" svg:y="1.519cm" svg:width="15.67cm" svg:height="15.06cm">
          <chartooo:coordinate-region svg:x="2.091cm" svg:y="1.718cm" svg:width="14.217cm" svg:height="14.6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8:Sheet1.G49" chart:label-cell-address="Sheet1.G7:Sheet1.G7" chart:class="chart:scatter">
            <chart:domain table:cell-range-address="Sheet1.F8:Sheet1.F49"/>
            <chart:data-point chart:repeated="42"/>
          </chart:series>
          <chart:series chart:style-name="ch8" chart:values-cell-range-address="Sheet1.H8:Sheet1.H49" chart:label-cell-address="Sheet1.H7:Sheet1.H7" chart:class="chart:scatter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7_DEL</text:p>
                <draw:g>
                  <svg:desc>Sheet1.G7:Sheet1.G7</svg:desc>
                </draw:g>
              </table:table-cell>
              <table:table-cell office:value-type="string">
                <text:p>DP_DEL</text:p>
                <draw:g>
                  <svg:desc>Sheet1.H7:Sheet1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467287297622">
                <text:p>5.75467287297622</text:p>
                <draw:g>
                  <svg:desc>Sheet1.F8:Sheet1.F49</svg:desc>
                </draw:g>
              </table:table-cell>
              <table:table-cell office:value-type="float" office:value="-0.00330083436879125">
                <text:p>-0.00330083436879125</text:p>
                <draw:g>
                  <svg:desc>Sheet1.G8:Sheet1.G49</svg:desc>
                </draw:g>
              </table:table-cell>
              <table:table-cell office:value-type="float" office:value="-0.000260308781215635">
                <text:p>-0.000260308781215635</text:p>
                <draw:g>
                  <svg:desc>Sheet1.H8:Sheet1.H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4176451834832">
                <text:p>8.14176451834832</text:p>
              </table:table-cell>
              <table:table-cell office:value-type="float" office:value="-0.00477320067259512">
                <text:p>-0.00477320067259512</text:p>
              </table:table-cell>
              <table:table-cell office:value-type="float" office:value="-0.0003535224473179">
                <text:p>-0.0003535224473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7579245417638">
                <text:p>9.97579245417638</text:p>
              </table:table-cell>
              <table:table-cell office:value-type="float" office:value="-0.00441127742659475">
                <text:p>-0.00441127742659475</text:p>
              </table:table-cell>
              <table:table-cell office:value-type="float" office:value="-0.0000132631630620494">
                <text:p>-0.0000132631630620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239231384151">
                <text:p>11.5239231384151</text:p>
              </table:table-cell>
              <table:table-cell office:value-type="float" office:value="-0.0045989108995137">
                <text:p>-0.0045989108995137</text:p>
              </table:table-cell>
              <table:table-cell office:value-type="float" office:value="-0.0000570967638555686">
                <text:p>-0.0000570967638555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895952990534">
                <text:p>12.8895952990534</text:p>
              </table:table-cell>
              <table:table-cell office:value-type="float" office:value="-0.0045623508316659">
                <text:p>-0.0045623508316659</text:p>
              </table:table-cell>
              <table:table-cell office:value-type="float" office:value="-0.000264623369764294">
                <text:p>-0.000264623369764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1258363745748">
                <text:p>14.1258363745748</text:p>
              </table:table-cell>
              <table:table-cell office:value-type="float" office:value="-0.0037683083075386">
                <text:p>-0.0037683083075386</text:p>
              </table:table-cell>
              <table:table-cell office:value-type="float" office:value="-0.000036152896388586">
                <text:p>-0.000036152896388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641342930224">
                <text:p>15.2641342930224</text:p>
              </table:table-cell>
              <table:table-cell office:value-type="float" office:value="-0.00391743911947451">
                <text:p>-0.00391743911947451</text:p>
              </table:table-cell>
              <table:table-cell office:value-type="float" office:value="-0.000277748215850693">
                <text:p>-0.000277748215850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226639350885">
                <text:p>17.3226639350885</text:p>
              </table:table-cell>
              <table:table-cell office:value-type="float" office:value="-0.00246264788832562">
                <text:p>-0.00246264788832562</text:p>
              </table:table-cell>
              <table:table-cell office:value-type="float" office:value="0.00012944152166483">
                <text:p>0.00012944152166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2674986183311">
                <text:p>18.2674986183311</text:p>
              </table:table-cell>
              <table:table-cell office:value-type="float" office:value="-0.00173889528353399">
                <text:p>-0.00173889528353399</text:p>
              </table:table-cell>
              <table:table-cell office:value-type="float" office:value="0.000210175028964699">
                <text:p>0.000210175028964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167321839444">
                <text:p>19.167321839444</text:p>
              </table:table-cell>
              <table:table-cell office:value-type="float" office:value="-0.00105191010602468">
                <text:p>-0.00105191010602468</text:p>
              </table:table-cell>
              <table:table-cell office:value-type="float" office:value="-0.0000524423687657816">
                <text:p>-0.0000524423687657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0282073108042">
                <text:p>20.0282073108042</text:p>
              </table:table-cell>
              <table:table-cell office:value-type="float" office:value="-0.000255146606146894">
                <text:p>-0.000255146606146894</text:p>
              </table:table-cell>
              <table:table-cell office:value-type="float" office:value="0.000198226652464939">
                <text:p>0.000198226652464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8549833909514">
                <text:p>20.8549833909514</text:p>
              </table:table-cell>
              <table:table-cell office:value-type="float" office:value="0.000056482840307126">
                <text:p>0.000056482840307126</text:p>
              </table:table-cell>
              <table:table-cell office:value-type="float" office:value="0.000303236407457774">
                <text:p>0.000303236407457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4211717615298">
                <text:p>22.4211717615298</text:p>
              </table:table-cell>
              <table:table-cell office:value-type="float" office:value="0.00102789043366869">
                <text:p>0.00102789043366869</text:p>
              </table:table-cell>
              <table:table-cell office:value-type="float" office:value="-0.000086178741316445">
                <text:p>-0.0000861787413164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1665017103384">
                <text:p>23.1665017103384</text:p>
              </table:table-cell>
              <table:table-cell office:value-type="float" office:value="0.00194338897661339">
                <text:p>0.00194338897661339</text:p>
              </table:table-cell>
              <table:table-cell office:value-type="float" office:value="0.000331889350686509">
                <text:p>0.000331889350686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8898310072272">
                <text:p>23.8898310072272</text:p>
              </table:table-cell>
              <table:table-cell office:value-type="float" office:value="0.00255599129337725">
                <text:p>0.00255599129337725</text:p>
              </table:table-cell>
              <table:table-cell office:value-type="float" office:value="0.00011766232664101">
                <text:p>0.00011766232664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5931060520933">
                <text:p>24.5931060520933</text:p>
              </table:table-cell>
              <table:table-cell office:value-type="float" office:value="0.00262347655453254">
                <text:p>0.00262347655453254</text:p>
              </table:table-cell>
              <table:table-cell office:value-type="float" office:value="-0.0000565067516546946">
                <text:p>-0.0000565067516546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780057036117">
                <text:p>25.2780057036117</text:p>
              </table:table-cell>
              <table:table-cell office:value-type="float" office:value="0.00252645551835684">
                <text:p>0.00252645551835684</text:p>
              </table:table-cell>
              <table:table-cell office:value-type="float" office:value="-0.0000290971443668297">
                <text:p>-0.0000290971443668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9459900582592">
                <text:p>25.9459900582592</text:p>
              </table:table-cell>
              <table:table-cell office:value-type="float" office:value="0.00390650765903189">
                <text:p>0.00390650765903189</text:p>
              </table:table-cell>
              <table:table-cell office:value-type="float" office:value="0.000960744094808064">
                <text:p>0.000960744094808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5983383622947">
                <text:p>26.5983383622947</text:p>
              </table:table-cell>
              <table:table-cell office:value-type="float" office:value="0.00341091640307312">
                <text:p>0.00341091640307312</text:p>
              </table:table-cell>
              <table:table-cell office:value-type="float" office:value="0.000382652310591425">
                <text:p>0.000382652310591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2361788763342">
                <text:p>27.2361788763342</text:p>
              </table:table-cell>
              <table:table-cell office:value-type="float" office:value="0.00310911385395229">
                <text:p>0.00310911385395229</text:p>
              </table:table-cell>
              <table:table-cell office:value-type="float" office:value="0.000161697999949695">
                <text:p>0.000161697999949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8605126863633">
                <text:p>27.8605126863633</text:p>
              </table:table-cell>
              <table:table-cell office:value-type="float" office:value="0.00303933855107275">
                <text:p>0.00303933855107275</text:p>
              </table:table-cell>
              <table:table-cell office:value-type="float" office:value="-0.0000993266395070691">
                <text:p>-0.0000993266395070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4722328963085">
                <text:p>28.4722328963085</text:p>
              </table:table-cell>
              <table:table-cell office:value-type="float" office:value="0.00325447731935213">
                <text:p>0.00325447731935213</text:p>
              </table:table-cell>
              <table:table-cell office:value-type="float" office:value="-0.00018919563612485">
                <text:p>-0.00018919563612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0721402517848">
                <text:p>29.0721402517848</text:p>
              </table:table-cell>
              <table:table-cell office:value-type="float" office:value="0.00247591150214177">
                <text:p>0.00247591150214177</text:p>
              </table:table-cell>
              <table:table-cell office:value-type="float" office:value="-0.000398058012720526">
                <text:p>-0.000398058012720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6609559738889">
                <text:p>29.6609559738889</text:p>
              </table:table-cell>
              <table:table-cell office:value-type="float" office:value="0.00193719888554256">
                <text:p>0.00193719888554256</text:p>
              </table:table-cell>
              <table:table-cell office:value-type="float" office:value="-0.0000774011201194469">
                <text:p>-0.0000774011201194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2393323886732">
                <text:p>30.2393323886732</text:p>
              </table:table-cell>
              <table:table-cell office:value-type="float" office:value="0.00157704728211527">
                <text:p>0.00157704728211527</text:p>
              </table:table-cell>
              <table:table-cell office:value-type="float" office:value="-0.000464563835727461">
                <text:p>-0.000464563835727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3670839347226">
                <text:p>31.3670839347226</text:p>
              </table:table-cell>
              <table:table-cell office:value-type="float" office:value="0.000715033057776537">
                <text:p>0.000715033057776537</text:p>
              </table:table-cell>
              <table:table-cell office:value-type="float" office:value="-0.000360673022424152">
                <text:p>-0.000360673022424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4595393740308">
                <text:p>32.4595393740308</text:p>
              </table:table-cell>
              <table:table-cell office:value-type="float" office:value="-0.00125448093191238">
                <text:p>-0.00125448093191238</text:p>
              </table:table-cell>
              <table:table-cell office:value-type="float" office:value="0.0000212001342632107">
                <text:p>0.0000212001342632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5201826210537">
                <text:p>33.5201826210537</text:p>
              </table:table-cell>
              <table:table-cell office:value-type="float" office:value="-0.00395633960029329">
                <text:p>-0.00395633960029329</text:p>
              </table:table-cell>
              <table:table-cell office:value-type="float" office:value="-0.000944323308516459">
                <text:p>-0.000944323308516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0395176549756">
                <text:p>34.0395176549756</text:p>
              </table:table-cell>
              <table:table-cell office:value-type="float" office:value="-0.00429473299585936">
                <text:p>-0.00429473299585936</text:p>
              </table:table-cell>
              <table:table-cell office:value-type="float" office:value="0.000332215682000481">
                <text:p>0.000332215682000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5519756241544">
                <text:p>34.5519756241544</text:p>
              </table:table-cell>
              <table:table-cell office:value-type="float" office:value="-0.00586071422159051">
                <text:p>-0.00586071422159051</text:p>
              </table:table-cell>
              <table:table-cell office:value-type="float" office:value="0.000615662450556442">
                <text:p>0.0006156624505564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.0578621438559">
                <text:p>35.0578621438559</text:p>
              </table:table-cell>
              <table:table-cell office:value-type="float" office:value="-0.00789009926126028">
                <text:p>-0.00789009926126028</text:p>
              </table:table-cell>
              <table:table-cell office:value-type="float" office:value="-0.0000274649494329537">
                <text:p>-0.0000274649494329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5574617063479">
                <text:p>35.5574617063479</text:p>
              </table:table-cell>
              <table:table-cell office:value-type="float" office:value="-0.00987622049237302">
                <text:p>-0.00987622049237302</text:p>
              </table:table-cell>
              <table:table-cell office:value-type="float" office:value="0.000149237637913302">
                <text:p>0.000149237637913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.0510396714042">
                <text:p>36.0510396714042</text:p>
              </table:table-cell>
              <table:table-cell office:value-type="float" office:value="-0.0115376467700017">
                <text:p>-0.0115376467700017</text:p>
              </table:table-cell>
              <table:table-cell office:value-type="float" office:value="0.00144403179547226">
                <text:p>0.00144403179547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388440222268">
                <text:p>36.5388440222268</text:p>
              </table:table-cell>
              <table:table-cell office:value-type="float" office:value="-0.0132339451102297">
                <text:p>-0.0132339451102297</text:p>
              </table:table-cell>
              <table:table-cell office:value-type="float" office:value="-0.000172793911254132">
                <text:p>-0.000172793911254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021106919704">
                <text:p>37.021106919704</text:p>
              </table:table-cell>
              <table:table-cell office:value-type="float" office:value="-0.0153668460108918">
                <text:p>-0.0153668460108918</text:p>
              </table:table-cell>
              <table:table-cell office:value-type="float" office:value="-0.000149543986204037">
                <text:p>-0.000149543986204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4980460825944">
                <text:p>37.4980460825944</text:p>
              </table:table-cell>
              <table:table-cell office:value-type="float" office:value="-0.0171387618288676">
                <text:p>-0.0171387618288676</text:p>
              </table:table-cell>
              <table:table-cell office:value-type="float" office:value="-0.00039177136318358">
                <text:p>-0.000391771363183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436759113972">
                <text:p>38.436759113972</text:p>
              </table:table-cell>
              <table:table-cell office:value-type="float" office:value="-0.0213097614074513">
                <text:p>-0.0213097614074513</text:p>
              </table:table-cell>
              <table:table-cell office:value-type="float" office:value="-0.000327177359096709">
                <text:p>-0.0003271773590967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356479591357">
                <text:p>39.356479591357</text:p>
              </table:table-cell>
              <table:table-cell office:value-type="float" office:value="-0.0281196860853683">
                <text:p>-0.0281196860853683</text:p>
              </table:table-cell>
              <table:table-cell office:value-type="float" office:value="-0.00519234459709139">
                <text:p>-0.00519234459709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